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 style:font-family-generic="swiss"/>
    <style:font-face style:name="Univers 45 Light1" svg:font-family="'Univers 45 Light'"/>
    <style:font-face style:name="Univers 55" svg:font-family="'Univers 55'" style:font-family-generic="swiss"/>
    <style:font-face style:name="Univers 551" svg:font-family="'Univers 55'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0.794cm"/>
    </style:style>
    <style:style style:name="co7" style:family="table-column">
      <style:table-column-properties fo:break-before="auto" style:column-width="0.861cm"/>
    </style:style>
    <style:style style:name="co8" style:family="table-column">
      <style:table-column-properties fo:break-before="auto" style:column-width="1.0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873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926cm" fo:break-before="auto" style:use-optimal-row-height="false"/>
    </style:style>
    <style:style style:name="ro13" style:family="table-row">
      <style:table-row-properties style:row-height="0.212cm" fo:break-before="auto" style:use-optimal-row-height="false"/>
    </style:style>
    <style:style style:name="ta1" style:family="table" style:master-page-name="PageStyle_5f_TAB07A">
      <style:table-properties table:display="true" style:writing-mode="lr-tb"/>
    </style:style>
    <style:style style:name="ta2" style:family="table" style:master-page-name="PageStyle_5f_TAB07B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 style:data-style-name="N1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" style:family="table-cell" style:parent-style-name="Default" style:data-style-name="N100">
      <style:table-cell-properties fo:background-color="#dfdfd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 style:data-style-name="N137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75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175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349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2" style:family="table-cell" style:parent-style-name="Default" style:data-style-name="N137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.349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3" style:family="table-cell" style:parent-style-name="Default" style:data-style-name="N1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14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5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6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17" style:family="table-cell" style:parent-style-name="Default" style:data-style-name="N137">
      <style:table-cell-properties fo:background-color="#dfdfd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8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9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20" style:family="table-cell" style:parent-style-name="Default" style:data-style-name="N1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1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normal" style:font-size-asian="7pt" style:font-style-asian="normal" style:font-weight-asian="normal" style:font-name-complex="Univers 45 Light1" style:font-size-complex="7pt" style:font-style-complex="normal" style:font-weight-complex="normal"/>
    </style:style>
    <style:style style:name="ce22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3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" fo:font-size="10pt" fo:font-style="normal" fo:text-shadow="none" style:text-underline-style="none" fo:font-weight="normal" style:font-size-asian="10pt" style:font-style-asian="normal" style:font-weight-asian="normal" style:font-name-complex="Univers" style:font-size-complex="10pt" style:font-style-complex="normal" style:font-weight-complex="normal"/>
    </style:style>
    <style:style style:name="ce24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5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6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28" style:family="table-cell" style:parent-style-name="Default" style:data-style-name="N137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0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Univers 45 Ligh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45 Light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7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45 Light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137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39" style:family="table-cell" style:parent-style-name="Default" style:data-style-name="N1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ce40" style:family="table-cell" style:parent-style-name="Default" style:data-style-name="N13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nivers 55" fo:font-size="7pt" fo:font-style="normal" fo:text-shadow="none" style:text-underline-style="none" fo:font-weight="normal" style:font-size-asian="7pt" style:font-style-asian="normal" style:font-weight-asian="normal" style:font-name-complex="Univers 55" style:font-size-complex="7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07A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5" table:default-cell-style-name="ce23"/>
        <table:table-column table:style-name="co8" table:number-columns-repeated="16376" table:default-cell-style-name="ce23"/>
        <table:table-row table:style-name="ro1">
          <table:table-cell table:style-name="ce1" office:value-type="string" calcext:value-type="string" table:number-columns-spanned="8" table:number-rows-spanned="1">
            <text:p>Tabela 7 - Gastos com pessoal ocupado das empresas comerciais, segundo as divisões,</text:p>
          </table:table-cell>
          <table:covered-table-cell table:number-columns-repeated="7" table:style-name="ce1"/>
          <table:table-cell table:style-name="ce26" table:number-columns-repeated="6"/>
          <table:table-cell table:style-name="ce30"/>
          <table:table-cell table:style-name="ce26" table:number-columns-repeated="16369"/>
        </table:table-row>
        <table:table-row table:style-name="ro1">
          <table:table-cell table:style-name="ce1" office:value-type="string" calcext:value-type="string" table:number-columns-spanned="8" table:number-rows-spanned="1">
            <text:p>grupos e classes de atividades - Brasil - 2023</text:p>
          </table:table-cell>
          <table:covered-table-cell table:number-columns-repeated="7" table:style-name="ce1"/>
          <table:table-cell table:style-name="ce26" table:number-columns-repeated="6"/>
          <table:table-cell table:style-name="ce30"/>
          <table:table-cell table:style-name="ce26" table:number-columns-repeated="16369"/>
        </table:table-row>
        <table:table-row table:style-name="ro1">
          <table:table-cell table:style-name="ce2" table:number-columns-repeated="2"/>
          <table:table-cell table:style-name="ce20" table:number-columns-repeated="5"/>
          <table:table-cell table:style-name="ce24" office:value-type="string" calcext:value-type="string">
            <text:p>(continua)</text:p>
          </table:table-cell>
          <table:table-cell table:style-name="ce27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3">
            <text:p>Divisões, grupos</text:p>
            <text:p>e</text:p>
            <text:p>classes de atividades</text:p>
          </table:table-cell>
          <table:table-cell table:style-name="ce14" office:value-type="string" calcext:value-type="string" table:number-columns-spanned="7" table:number-rows-spanned="1">
            <text:p>Gastos com pessoal ocupado das empresas comerciais</text:p>
          </table:table-cell>
          <table:covered-table-cell table:number-columns-repeated="6" table:style-name="ce14"/>
          <table:table-cell table:style-name="ce27" table:number-columns-repeated="16376"/>
        </table:table-row>
        <table:table-row table:style-name="ro3">
          <table:covered-table-cell table:style-name="ce3"/>
          <table:table-cell table:style-name="ce15" office:value-type="string" calcext:value-type="string">
            <text:p>Total</text:p>
          </table:table-cell>
          <table:table-cell table:style-name="ce22" office:value-type="string" calcext:value-type="string">
            <text:p>Salários</text:p>
            <text:p>e outras</text:p>
            <text:p>remune-</text:p>
            <text:p>rações</text:p>
          </table:table-cell>
          <table:table-cell table:style-name="ce22" office:value-type="string" calcext:value-type="string">
            <text:p>Retiradas </text:p>
            <text:p>pró-</text:p>
            <text:p>labores</text:p>
          </table:table-cell>
          <table:table-cell table:style-name="ce22" office:value-type="string" calcext:value-type="string">
            <text:p>Contribui-</text:p>
            <text:p>ções para a</text:p>
            <text:p>previdência</text:p>
            <text:p>social</text:p>
          </table:table-cell>
          <table:table-cell table:style-name="ce22" office:value-type="string" calcext:value-type="string">
            <text:p>FGTS</text:p>
          </table:table-cell>
          <table:table-cell table:style-name="ce22" office:value-type="string" calcext:value-type="string">
            <text:p>Indeniza-</text:p>
            <text:p>ções</text:p>
            <text:p>por</text:p>
            <text:p>dispensa</text:p>
          </table:table-cell>
          <table:table-cell table:style-name="ce25" office:value-type="string" calcext:value-type="string">
            <text:p>Benefícios</text:p>
            <text:p>concedidos</text:p>
            <text:p>(transporte,</text:p>
            <text:p>alimentação,</text:p>
            <text:p>auxílio-</text:p>
            <text:p>educação,</text:p>
            <text:p>etc.)</text:p>
          </table:table-cell>
          <table:table-cell table:style-name="ce27" table:number-columns-repeated="16376"/>
        </table:table-row>
        <table:table-row table:style-name="ro2">
          <table:covered-table-cell table:style-name="ce3"/>
          <table:table-cell table:style-name="ce16" office:value-type="string" calcext:value-type="string" table:number-columns-spanned="7" table:number-rows-spanned="1">
            <text:p>1 000 R$</text:p>
          </table:table-cell>
          <table:covered-table-cell table:number-columns-repeated="6" table:style-name="ce16"/>
          <table:table-cell table:style-name="ce27" table:number-columns-repeated="16376"/>
        </table:table-row>
        <table:table-row table:style-name="ro2">
          <table:table-cell table:style-name="ce4" office:value-type="string" calcext:value-type="string">
            <text:p><text:s text:c="11"/>Total</text:p>
          </table:table-cell>
          <table:table-cell table:style-name="ce17" office:value-type="float" office:value="489622270" calcext:value-type="float">
            <text:p><text:s/>489 622 270</text:p>
          </table:table-cell>
          <table:table-cell table:style-name="ce17" office:value-type="float" office:value="317730855" calcext:value-type="float">
            <text:p><text:s/>317 730 855</text:p>
          </table:table-cell>
          <table:table-cell table:style-name="ce17" office:value-type="float" office:value="34925791" calcext:value-type="float">
            <text:p><text:s/>34 925 791</text:p>
          </table:table-cell>
          <table:table-cell table:style-name="ce17" office:value-type="float" office:value="58010853" calcext:value-type="float">
            <text:p><text:s/>58 010 853</text:p>
          </table:table-cell>
          <table:table-cell table:style-name="ce17" office:value-type="float" office:value="25826251" calcext:value-type="float">
            <text:p><text:s/>25 826 251</text:p>
          </table:table-cell>
          <table:table-cell table:style-name="ce17" office:value-type="float" office:value="12191774" calcext:value-type="float">
            <text:p><text:s/>12 191 774</text:p>
          </table:table-cell>
          <table:table-cell table:style-name="ce17" office:value-type="float" office:value="40936748" calcext:value-type="float">
            <text:p><text:s/>40 936 748</text:p>
          </table:table-cell>
          <table:table-cell table:style-name="ce28" table:number-columns-repeated="6"/>
          <table:table-cell table:style-name="ce27"/>
          <table:table-cell table:style-name="ce28" table:number-columns-repeated="16369"/>
        </table:table-row>
        <table:table-row table:style-name="ro4">
          <table:table-cell table:style-name="ce5" office:value-type="string" calcext:value-type="string">
            <text:p>Comércio de veículos, peças e motocicletas </text:p>
          </table:table-cell>
          <table:table-cell table:style-name="ce18" office:value-type="float" office:value="45149370" calcext:value-type="float">
            <text:p><text:s/>45 149 370</text:p>
          </table:table-cell>
          <table:table-cell table:style-name="ce18" office:value-type="float" office:value="29761327" calcext:value-type="float">
            <text:p><text:s/>29 761 327</text:p>
          </table:table-cell>
          <table:table-cell table:style-name="ce18" office:value-type="float" office:value="3374141" calcext:value-type="float">
            <text:p><text:s/>3 374 141</text:p>
          </table:table-cell>
          <table:table-cell table:style-name="ce18" office:value-type="float" office:value="5493681" calcext:value-type="float">
            <text:p><text:s/>5 493 681</text:p>
          </table:table-cell>
          <table:table-cell table:style-name="ce18" office:value-type="float" office:value="2438037" calcext:value-type="float">
            <text:p><text:s/>2 438 037</text:p>
          </table:table-cell>
          <table:table-cell table:style-name="ce18" office:value-type="float" office:value="926684" calcext:value-type="float">
            <text:p><text:s text:c="2"/>926 684</text:p>
          </table:table-cell>
          <table:table-cell table:style-name="ce18" office:value-type="float" office:value="3155503" calcext:value-type="float">
            <text:p><text:s/>3 155 503</text:p>
          </table:table-cell>
          <table:table-cell table:style-name="ce28" table:number-columns-repeated="16376"/>
        </table:table-row>
        <table:table-row table:style-name="ro5">
          <table:table-cell table:style-name="ce6" office:value-type="string" calcext:value-type="string">
            <text:p>Veículos automotores</text:p>
          </table:table-cell>
          <table:table-cell table:style-name="ce19" office:value-type="float" office:value="18925857" calcext:value-type="float">
            <text:p><text:s/>18 925 857</text:p>
          </table:table-cell>
          <table:table-cell table:style-name="ce19" office:value-type="float" office:value="12450646" calcext:value-type="float">
            <text:p><text:s/>12 450 646</text:p>
          </table:table-cell>
          <table:table-cell table:style-name="ce19" office:value-type="float" office:value="538528" calcext:value-type="float">
            <text:p><text:s text:c="2"/>538 528</text:p>
          </table:table-cell>
          <table:table-cell table:style-name="ce19" office:value-type="float" office:value="2985852" calcext:value-type="float">
            <text:p><text:s/>2 985 852</text:p>
          </table:table-cell>
          <table:table-cell table:style-name="ce19" office:value-type="float" office:value="1020535" calcext:value-type="float">
            <text:p><text:s/>1 020 535</text:p>
          </table:table-cell>
          <table:table-cell table:style-name="ce19" office:value-type="float" office:value="387444" calcext:value-type="float">
            <text:p><text:s text:c="2"/>387 444</text:p>
          </table:table-cell>
          <table:table-cell table:style-name="ce19" office:value-type="float" office:value="1542853" calcext:value-type="float">
            <text:p><text:s/>1 542 853</text:p>
          </table:table-cell>
          <table:table-cell table:style-name="ce27" table:number-columns-repeated="6"/>
          <table:table-cell table:style-name="ce28"/>
          <table:table-cell table:style-name="ce27" table:number-columns-repeated="16369"/>
        </table:table-row>
        <table:table-row table:style-name="ro5">
          <table:table-cell table:style-name="ce6" office:value-type="string" calcext:value-type="string">
            <text:p>Peças para veículos</text:p>
          </table:table-cell>
          <table:table-cell table:style-name="ce19" office:value-type="float" office:value="22091208" calcext:value-type="float">
            <text:p><text:s/>22 091 208</text:p>
          </table:table-cell>
          <table:table-cell table:style-name="ce19" office:value-type="float" office:value="14622931" calcext:value-type="float">
            <text:p><text:s/>14 622 931</text:p>
          </table:table-cell>
          <table:table-cell table:style-name="ce19" office:value-type="float" office:value="2493014" calcext:value-type="float">
            <text:p><text:s/>2 493 014</text:p>
          </table:table-cell>
          <table:table-cell table:style-name="ce19" office:value-type="float" office:value="1997913" calcext:value-type="float">
            <text:p><text:s/>1 997 913</text:p>
          </table:table-cell>
          <table:table-cell table:style-name="ce19" office:value-type="float" office:value="1194821" calcext:value-type="float">
            <text:p><text:s/>1 194 821</text:p>
          </table:table-cell>
          <table:table-cell table:style-name="ce19" office:value-type="float" office:value="420201" calcext:value-type="float">
            <text:p><text:s text:c="2"/>420 201</text:p>
          </table:table-cell>
          <table:table-cell table:style-name="ce19" office:value-type="float" office:value="1362329" calcext:value-type="float">
            <text:p><text:s/>1 362 329</text:p>
          </table:table-cell>
          <table:table-cell table:style-name="ce27" table:number-columns-repeated="16376"/>
        </table:table-row>
        <table:table-row table:style-name="ro5">
          <table:table-cell table:style-name="ce6" office:value-type="string" calcext:value-type="string">
            <text:p>Motocicletas, peças e acessórios</text:p>
          </table:table-cell>
          <table:table-cell table:style-name="ce19" office:value-type="float" office:value="4132305" calcext:value-type="float">
            <text:p><text:s/>4 132 305</text:p>
          </table:table-cell>
          <table:table-cell table:style-name="ce19" office:value-type="float" office:value="2687750" calcext:value-type="float">
            <text:p><text:s/>2 687 750</text:p>
          </table:table-cell>
          <table:table-cell table:style-name="ce19" office:value-type="float" office:value="342599" calcext:value-type="float">
            <text:p><text:s text:c="2"/>342 599</text:p>
          </table:table-cell>
          <table:table-cell table:style-name="ce19" office:value-type="float" office:value="509916" calcext:value-type="float">
            <text:p><text:s text:c="2"/>509 916</text:p>
          </table:table-cell>
          <table:table-cell table:style-name="ce19" office:value-type="float" office:value="222681" calcext:value-type="float">
            <text:p><text:s text:c="2"/>222 681</text:p>
          </table:table-cell>
          <table:table-cell table:style-name="ce19" office:value-type="float" office:value="119039" calcext:value-type="float">
            <text:p><text:s text:c="2"/>119 039</text:p>
          </table:table-cell>
          <table:table-cell table:style-name="ce19" office:value-type="float" office:value="250321" calcext:value-type="float">
            <text:p><text:s text:c="2"/>250 321</text:p>
          </table:table-cell>
          <table:table-cell table:style-name="ce27" table:number-columns-repeated="16376"/>
        </table:table-row>
        <table:table-row table:style-name="ro6">
          <table:table-cell table:style-name="ce7" office:value-type="string" calcext:value-type="string">
            <text:p>Comércio por atacado</text:p>
          </table:table-cell>
          <table:table-cell table:style-name="ce18" office:value-type="float" office:value="144870923" calcext:value-type="float">
            <text:p><text:s/>144 870 923</text:p>
          </table:table-cell>
          <table:table-cell table:style-name="ce18" office:value-type="float" office:value="91004676" calcext:value-type="float">
            <text:p><text:s/>91 004 676</text:p>
          </table:table-cell>
          <table:table-cell table:style-name="ce18" office:value-type="float" office:value="6448274" calcext:value-type="float">
            <text:p><text:s/>6 448 274</text:p>
          </table:table-cell>
          <table:table-cell table:style-name="ce18" office:value-type="float" office:value="19820200" calcext:value-type="float">
            <text:p><text:s/>19 820 200</text:p>
          </table:table-cell>
          <table:table-cell table:style-name="ce18" office:value-type="float" office:value="7189955" calcext:value-type="float">
            <text:p><text:s/>7 189 955</text:p>
          </table:table-cell>
          <table:table-cell table:style-name="ce18" office:value-type="float" office:value="2833752" calcext:value-type="float">
            <text:p><text:s/>2 833 752</text:p>
          </table:table-cell>
          <table:table-cell table:style-name="ce18" office:value-type="float" office:value="17574064" calcext:value-type="float">
            <text:p><text:s/>17 574 064</text:p>
          </table:table-cell>
          <table:table-cell table:style-name="ce28" table:number-columns-repeated="6"/>
          <table:table-cell table:style-name="ce27"/>
          <table:table-cell table:style-name="ce28" table:number-columns-repeated="16369"/>
        </table:table-row>
        <table:table-row table:style-name="ro5">
          <table:table-cell table:style-name="ce8" office:value-type="string" calcext:value-type="string">
            <text:p>Representantes e agentes do comércio (exceto de veí-</text:p>
          </table:table-cell>
          <table:table-cell table:style-name="ce19" table:number-columns-repeated="7"/>
          <table:table-cell table:style-name="ce27" table:number-columns-repeated="6"/>
          <table:table-cell table:style-name="ce28"/>
          <table:table-cell table:style-name="ce27" table:number-columns-repeated="16369"/>
        </table:table-row>
        <table:table-row table:style-name="ro7">
          <table:table-cell table:style-name="ce8" office:value-type="string" calcext:value-type="string">
            <text:p><text:s text:c="2"/>culos e motocicletas)</text:p>
          </table:table-cell>
          <table:table-cell table:style-name="ce19" office:value-type="float" office:value="3408028" calcext:value-type="float">
            <text:p><text:s/>3 408 028</text:p>
          </table:table-cell>
          <table:table-cell table:style-name="ce19" office:value-type="float" office:value="1523498" calcext:value-type="float">
            <text:p><text:s/>1 523 498</text:p>
          </table:table-cell>
          <table:table-cell table:style-name="ce19" office:value-type="float" office:value="1134302" calcext:value-type="float">
            <text:p><text:s/>1 134 302</text:p>
          </table:table-cell>
          <table:table-cell table:style-name="ce19" office:value-type="float" office:value="262330" calcext:value-type="float">
            <text:p><text:s text:c="2"/>262 330</text:p>
          </table:table-cell>
          <table:table-cell table:style-name="ce19" office:value-type="float" office:value="120578" calcext:value-type="float">
            <text:p><text:s text:c="2"/>120 578</text:p>
          </table:table-cell>
          <table:table-cell table:style-name="ce19" office:value-type="float" office:value="43967" calcext:value-type="float">
            <text:p><text:s text:c="2"/>43 967</text:p>
          </table:table-cell>
          <table:table-cell table:style-name="ce19" office:value-type="float" office:value="323352" calcext:value-type="float">
            <text:p><text:s text:c="2"/>323 352</text:p>
          </table:table-cell>
          <table:table-cell table:style-name="ce27" table:number-columns-repeated="16376"/>
        </table:table-row>
        <table:table-row table:style-name="ro5">
          <table:table-cell table:style-name="ce8" office:value-type="string" calcext:value-type="string">
            <text:p>Comércio de matérias-primas agrícolas e animais vivos</text:p>
          </table:table-cell>
          <table:table-cell table:style-name="ce19" office:value-type="float" office:value="8503813" calcext:value-type="float">
            <text:p><text:s/>8 503 813</text:p>
          </table:table-cell>
          <table:table-cell table:style-name="ce19" office:value-type="float" office:value="5650944" calcext:value-type="float">
            <text:p><text:s/>5 650 944</text:p>
          </table:table-cell>
          <table:table-cell table:style-name="ce19" office:value-type="float" office:value="268914" calcext:value-type="float">
            <text:p><text:s text:c="2"/>268 914</text:p>
          </table:table-cell>
          <table:table-cell table:style-name="ce19" office:value-type="float" office:value="1201905" calcext:value-type="float">
            <text:p><text:s/>1 201 905</text:p>
          </table:table-cell>
          <table:table-cell table:style-name="ce19" office:value-type="float" office:value="408421" calcext:value-type="float">
            <text:p><text:s text:c="2"/>408 421</text:p>
          </table:table-cell>
          <table:table-cell table:style-name="ce19" office:value-type="float" office:value="134546" calcext:value-type="float">
            <text:p><text:s text:c="2"/>134 546</text:p>
          </table:table-cell>
          <table:table-cell table:style-name="ce19" office:value-type="float" office:value="839083" calcext:value-type="float">
            <text:p><text:s text:c="2"/>839 083</text:p>
          </table:table-cell>
          <table:table-cell table:style-name="ce27" table:number-columns-repeated="16376"/>
        </table:table-row>
        <table:table-row table:style-name="ro5">
          <table:table-cell table:style-name="ce8" office:value-type="string" calcext:value-type="string">
            <text:p>Comércio especializado em produtos alimentícios, </text:p>
          </table:table-cell>
          <table:table-cell table:style-name="ce19" table:number-columns-repeated="7"/>
          <table:table-cell table:style-name="ce27" table:number-columns-repeated="16376"/>
        </table:table-row>
        <table:table-row table:style-name="ro7">
          <table:table-cell table:style-name="ce8" office:value-type="string" calcext:value-type="string">
            <text:p><text:s text:c="2"/>bebidas e fumo</text:p>
          </table:table-cell>
          <table:table-cell table:style-name="ce19" office:value-type="float" office:value="25179253" calcext:value-type="float">
            <text:p><text:s/>25 179 253</text:p>
          </table:table-cell>
          <table:table-cell table:style-name="ce19" office:value-type="float" office:value="16039640" calcext:value-type="float">
            <text:p><text:s/>16 039 640</text:p>
          </table:table-cell>
          <table:table-cell table:style-name="ce19" office:value-type="float" office:value="962886" calcext:value-type="float">
            <text:p><text:s text:c="2"/>962 886</text:p>
          </table:table-cell>
          <table:table-cell table:style-name="ce19" office:value-type="float" office:value="3587781" calcext:value-type="float">
            <text:p><text:s/>3 587 781</text:p>
          </table:table-cell>
          <table:table-cell table:style-name="ce19" office:value-type="float" office:value="1304014" calcext:value-type="float">
            <text:p><text:s/>1 304 014</text:p>
          </table:table-cell>
          <table:table-cell table:style-name="ce19" office:value-type="float" office:value="623729" calcext:value-type="float">
            <text:p><text:s text:c="2"/>623 729</text:p>
          </table:table-cell>
          <table:table-cell table:style-name="ce19" office:value-type="float" office:value="2661202" calcext:value-type="float">
            <text:p><text:s/>2 661 202</text:p>
          </table:table-cell>
          <table:table-cell table:style-name="ce27" table:number-columns-repeated="16376"/>
        </table:table-row>
        <table:table-row table:style-name="ro5">
          <table:table-cell table:style-name="ce8" office:value-type="string" calcext:value-type="string">
            <text:p>Comércio de equipamentos e artigos de uso pessoal e </text:p>
          </table:table-cell>
          <table:table-cell table:style-name="ce19" table:number-columns-repeated="7"/>
          <table:table-cell table:style-name="ce27" table:number-columns-repeated="16376"/>
        </table:table-row>
        <table:table-row table:style-name="ro7">
          <table:table-cell table:style-name="ce8" office:value-type="string" calcext:value-type="string">
            <text:p><text:s text:c="2"/>doméstico</text:p>
          </table:table-cell>
          <table:table-cell table:style-name="ce19" office:value-type="float" office:value="40589763" calcext:value-type="float">
            <text:p><text:s/>40 589 763</text:p>
          </table:table-cell>
          <table:table-cell table:style-name="ce19" office:value-type="float" office:value="24925841" calcext:value-type="float">
            <text:p><text:s/>24 925 841</text:p>
          </table:table-cell>
          <table:table-cell table:style-name="ce19" office:value-type="float" office:value="1620569" calcext:value-type="float">
            <text:p><text:s/>1 620 569</text:p>
          </table:table-cell>
          <table:table-cell table:style-name="ce19" office:value-type="float" office:value="5551733" calcext:value-type="float">
            <text:p><text:s/>5 551 733</text:p>
          </table:table-cell>
          <table:table-cell table:style-name="ce19" office:value-type="float" office:value="2023345" calcext:value-type="float">
            <text:p><text:s/>2 023 345</text:p>
          </table:table-cell>
          <table:table-cell table:style-name="ce19" office:value-type="float" office:value="769109" calcext:value-type="float">
            <text:p><text:s text:c="2"/>769 109</text:p>
          </table:table-cell>
          <table:table-cell table:style-name="ce19" office:value-type="float" office:value="5699165" calcext:value-type="float">
            <text:p><text:s/>5 699 165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Tecidos, artefatos de tecidos e de armarinho, </text:p>
          </table:table-cell>
          <table:table-cell table:style-name="ce19" table:number-columns-repeated="7"/>
          <table:table-cell table:style-name="ce27" table:number-columns-repeated="16376"/>
        </table:table-row>
        <table:table-row table:style-name="ro7">
          <table:table-cell table:style-name="ce9" office:value-type="string" calcext:value-type="string">
            <text:p><text:s text:c="2"/>vestuário, calçados e artigos de viagem</text:p>
          </table:table-cell>
          <table:table-cell table:style-name="ce19" office:value-type="float" office:value="4396624" calcext:value-type="float">
            <text:p><text:s/>4 396 624</text:p>
          </table:table-cell>
          <table:table-cell table:style-name="ce19" office:value-type="float" office:value="2752038" calcext:value-type="float">
            <text:p><text:s/>2 752 038</text:p>
          </table:table-cell>
          <table:table-cell table:style-name="ce19" office:value-type="float" office:value="287341" calcext:value-type="float">
            <text:p><text:s text:c="2"/>287 341</text:p>
          </table:table-cell>
          <table:table-cell table:style-name="ce19" office:value-type="float" office:value="521191" calcext:value-type="float">
            <text:p><text:s text:c="2"/>521 191</text:p>
          </table:table-cell>
          <table:table-cell table:style-name="ce19" office:value-type="float" office:value="223317" calcext:value-type="float">
            <text:p><text:s text:c="2"/>223 317</text:p>
          </table:table-cell>
          <table:table-cell table:style-name="ce19" office:value-type="float" office:value="87982" calcext:value-type="float">
            <text:p><text:s text:c="2"/>87 982</text:p>
          </table:table-cell>
          <table:table-cell table:style-name="ce19" office:value-type="float" office:value="524753" calcext:value-type="float">
            <text:p><text:s text:c="2"/>524 753</text:p>
          </table:table-cell>
          <table:table-cell table:style-name="ce27" table:number-columns-repeated="16376"/>
        </table:table-row>
        <table:table-row table:style-name="ro9">
          <table:table-cell table:style-name="ce10" office:value-type="string" calcext:value-type="string">
            <text:p>Tecidos, artefatos de tecidos e de armarinho</text:p>
          </table:table-cell>
          <table:table-cell table:style-name="ce19" office:value-type="float" office:value="1326664" calcext:value-type="float">
            <text:p><text:s/>1 326 664</text:p>
          </table:table-cell>
          <table:table-cell table:style-name="ce19" office:value-type="float" office:value="833826" calcext:value-type="float">
            <text:p><text:s text:c="2"/>833 826</text:p>
          </table:table-cell>
          <table:table-cell table:style-name="ce19" office:value-type="float" office:value="88254" calcext:value-type="float">
            <text:p><text:s text:c="2"/>88 254</text:p>
          </table:table-cell>
          <table:table-cell table:style-name="ce19" office:value-type="float" office:value="174030" calcext:value-type="float">
            <text:p><text:s text:c="2"/>174 030</text:p>
          </table:table-cell>
          <table:table-cell table:style-name="ce19" office:value-type="float" office:value="73313" calcext:value-type="float">
            <text:p><text:s text:c="2"/>73 313</text:p>
          </table:table-cell>
          <table:table-cell table:style-name="ce19" office:value-type="float" office:value="23694" calcext:value-type="float">
            <text:p><text:s text:c="2"/>23 694</text:p>
          </table:table-cell>
          <table:table-cell table:style-name="ce19" office:value-type="float" office:value="133547" calcext:value-type="float">
            <text:p><text:s text:c="2"/>133 547</text:p>
          </table:table-cell>
          <table:table-cell table:style-name="ce27" table:number-columns-repeated="16376"/>
        </table:table-row>
        <table:table-row table:style-name="ro9">
          <table:table-cell table:style-name="ce10" office:value-type="string" calcext:value-type="string">
            <text:p>Artigos do vestuário e acessórios</text:p>
          </table:table-cell>
          <table:table-cell table:style-name="ce19" office:value-type="float" office:value="1752055" calcext:value-type="float">
            <text:p><text:s/>1 752 055</text:p>
          </table:table-cell>
          <table:table-cell table:style-name="ce19" office:value-type="float" office:value="1120064" calcext:value-type="float">
            <text:p><text:s/>1 120 064</text:p>
          </table:table-cell>
          <table:table-cell table:style-name="ce19" office:value-type="float" office:value="175608" calcext:value-type="float">
            <text:p><text:s text:c="2"/>175 608</text:p>
          </table:table-cell>
          <table:table-cell table:style-name="ce19" office:value-type="float" office:value="169349" calcext:value-type="float">
            <text:p><text:s text:c="2"/>169 349</text:p>
          </table:table-cell>
          <table:table-cell table:style-name="ce19" office:value-type="float" office:value="91528" calcext:value-type="float">
            <text:p><text:s text:c="2"/>91 528</text:p>
          </table:table-cell>
          <table:table-cell table:style-name="ce19" office:value-type="float" office:value="33708" calcext:value-type="float">
            <text:p><text:s text:c="2"/>33 708</text:p>
          </table:table-cell>
          <table:table-cell table:style-name="ce19" office:value-type="float" office:value="161797" calcext:value-type="float">
            <text:p><text:s text:c="2"/>161 797</text:p>
          </table:table-cell>
          <table:table-cell table:style-name="ce27" table:number-columns-repeated="16376"/>
        </table:table-row>
        <table:table-row table:style-name="ro9">
          <table:table-cell table:style-name="ce10" office:value-type="string" calcext:value-type="string">
            <text:p>Calçados e artigos de viagem</text:p>
          </table:table-cell>
          <table:table-cell table:style-name="ce19" office:value-type="float" office:value="1317905" calcext:value-type="float">
            <text:p><text:s/>1 317 905</text:p>
          </table:table-cell>
          <table:table-cell table:style-name="ce19" office:value-type="float" office:value="798148" calcext:value-type="float">
            <text:p><text:s text:c="2"/>798 148</text:p>
          </table:table-cell>
          <table:table-cell table:style-name="ce19" office:value-type="float" office:value="23479" calcext:value-type="float">
            <text:p><text:s text:c="2"/>23 479</text:p>
          </table:table-cell>
          <table:table-cell table:style-name="ce19" office:value-type="float" office:value="177812" calcext:value-type="float">
            <text:p><text:s text:c="2"/>177 812</text:p>
          </table:table-cell>
          <table:table-cell table:style-name="ce19" office:value-type="float" office:value="58476" calcext:value-type="float">
            <text:p><text:s text:c="2"/>58 476</text:p>
          </table:table-cell>
          <table:table-cell table:style-name="ce19" office:value-type="float" office:value="30580" calcext:value-type="float">
            <text:p><text:s text:c="2"/>30 580</text:p>
          </table:table-cell>
          <table:table-cell table:style-name="ce19" office:value-type="float" office:value="229409" calcext:value-type="float">
            <text:p><text:s text:c="2"/>229 409</text:p>
          </table:table-cell>
          <table:table-cell table:style-name="ce27" table:number-columns-repeated="16376"/>
        </table:table-row>
        <table:table-row table:style-name="ro8">
          <table:table-cell table:style-name="ce11" office:value-type="string" calcext:value-type="string">
            <text:p><text:s text:c="8"/>Produtos farmacêuticos, perfumaria, cosméticos, </text:p>
          </table:table-cell>
          <table:table-cell table:style-name="ce19" table:number-columns-repeated="7"/>
          <table:table-cell table:style-name="ce27" table:number-columns-repeated="16376"/>
        </table:table-row>
        <table:table-row table:style-name="ro7">
          <table:table-cell table:style-name="ce11" office:value-type="string" calcext:value-type="string">
            <text:p><text:s text:c="10"/>médicos, ortopédicos, odontológicos e veterinários</text:p>
          </table:table-cell>
          <table:table-cell table:style-name="ce19" office:value-type="float" office:value="28792556" calcext:value-type="float">
            <text:p><text:s/>28 792 556</text:p>
          </table:table-cell>
          <table:table-cell table:style-name="ce19" office:value-type="float" office:value="17664286" calcext:value-type="float">
            <text:p><text:s/>17 664 286</text:p>
          </table:table-cell>
          <table:table-cell table:style-name="ce19" office:value-type="float" office:value="813850" calcext:value-type="float">
            <text:p><text:s text:c="2"/>813 850</text:p>
          </table:table-cell>
          <table:table-cell table:style-name="ce19" office:value-type="float" office:value="4088299" calcext:value-type="float">
            <text:p><text:s/>4 088 299</text:p>
          </table:table-cell>
          <table:table-cell table:style-name="ce19" office:value-type="float" office:value="1405962" calcext:value-type="float">
            <text:p><text:s/>1 405 962</text:p>
          </table:table-cell>
          <table:table-cell table:style-name="ce19" office:value-type="float" office:value="546526" calcext:value-type="float">
            <text:p><text:s text:c="2"/>546 526</text:p>
          </table:table-cell>
          <table:table-cell table:style-name="ce19" office:value-type="float" office:value="4273634" calcext:value-type="float">
            <text:p><text:s/>4 273 634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Artigos de escritório e de papelaria; papel, pape-</text:p>
          </table:table-cell>
          <table:table-cell table:style-name="ce19" table:number-columns-repeated="7"/>
          <table:table-cell table:style-name="ce27" table:number-columns-repeated="16376"/>
        </table:table-row>
        <table:table-row table:style-name="ro7">
          <table:table-cell table:style-name="ce12" office:value-type="string" calcext:value-type="string">
            <text:p><text:s text:c="2"/>lão e seus artefatos; livros, jornais e outras pu-</text:p>
          </table:table-cell>
          <table:table-cell table:style-name="ce20" table:number-columns-repeated="13"/>
          <table:table-cell table:style-name="ce27"/>
          <table:table-cell table:style-name="ce20" table:number-columns-repeated="16369"/>
        </table:table-row>
        <table:table-row table:style-name="ro7">
          <table:table-cell table:style-name="ce12" office:value-type="string" calcext:value-type="string">
            <text:p><text:s text:c="2"/>blicações</text:p>
          </table:table-cell>
          <table:table-cell table:style-name="ce19" office:value-type="float" office:value="1662331" calcext:value-type="float">
            <text:p><text:s/>1 662 331</text:p>
          </table:table-cell>
          <table:table-cell table:style-name="ce19" office:value-type="float" office:value="1051393" calcext:value-type="float">
            <text:p><text:s/>1 051 393</text:p>
          </table:table-cell>
          <table:table-cell table:style-name="ce19" office:value-type="float" office:value="48508" calcext:value-type="float">
            <text:p><text:s text:c="2"/>48 508</text:p>
          </table:table-cell>
          <table:table-cell table:style-name="ce19" office:value-type="float" office:value="240410" calcext:value-type="float">
            <text:p><text:s text:c="2"/>240 410</text:p>
          </table:table-cell>
          <table:table-cell table:style-name="ce19" office:value-type="float" office:value="83230" calcext:value-type="float">
            <text:p><text:s text:c="2"/>83 230</text:p>
          </table:table-cell>
          <table:table-cell table:style-name="ce19" office:value-type="float" office:value="35477" calcext:value-type="float">
            <text:p><text:s text:c="2"/>35 477</text:p>
          </table:table-cell>
          <table:table-cell table:style-name="ce19" office:value-type="float" office:value="203314" calcext:value-type="float">
            <text:p><text:s text:c="2"/>203 314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Outros equipamentos e artigos de uso pessoal e </text:p>
          </table:table-cell>
          <table:table-cell table:style-name="ce19" table:number-columns-repeated="7"/>
          <table:table-cell table:style-name="ce27" table:number-columns-repeated="16376"/>
        </table:table-row>
        <table:table-row table:style-name="ro7">
          <table:table-cell table:style-name="ce12" office:value-type="string" calcext:value-type="string">
            <text:p><text:s text:c="2"/>doméstico (1)</text:p>
          </table:table-cell>
          <table:table-cell table:style-name="ce19" office:value-type="float" office:value="5738252" calcext:value-type="float">
            <text:p><text:s/>5 738 252</text:p>
          </table:table-cell>
          <table:table-cell table:style-name="ce19" office:value-type="float" office:value="3458124" calcext:value-type="float">
            <text:p><text:s/>3 458 124</text:p>
          </table:table-cell>
          <table:table-cell table:style-name="ce19" office:value-type="float" office:value="470870" calcext:value-type="float">
            <text:p><text:s text:c="2"/>470 870</text:p>
          </table:table-cell>
          <table:table-cell table:style-name="ce19" office:value-type="float" office:value="701833" calcext:value-type="float">
            <text:p><text:s text:c="2"/>701 833</text:p>
          </table:table-cell>
          <table:table-cell table:style-name="ce19" office:value-type="float" office:value="310836" calcext:value-type="float">
            <text:p><text:s text:c="2"/>310 836</text:p>
          </table:table-cell>
          <table:table-cell table:style-name="ce19" office:value-type="float" office:value="99124" calcext:value-type="float">
            <text:p><text:s text:c="2"/>99 124</text:p>
          </table:table-cell>
          <table:table-cell table:style-name="ce19" office:value-type="float" office:value="697464" calcext:value-type="float">
            <text:p><text:s text:c="2"/>697 464</text:p>
          </table:table-cell>
          <table:table-cell table:style-name="ce27" table:number-columns-repeated="16376"/>
        </table:table-row>
        <table:table-row table:style-name="ro5">
          <table:table-cell table:style-name="ce8" office:value-type="string" calcext:value-type="string">
            <text:p>Comércio de produtos intermediários, resíduos</text:p>
          </table:table-cell>
          <table:table-cell table:style-name="ce19" table:number-columns-repeated="7"/>
          <table:table-cell table:style-name="ce27" table:number-columns-repeated="6"/>
          <table:table-cell table:style-name="ce20"/>
          <table:table-cell table:style-name="ce27" table:number-columns-repeated="16369"/>
        </table:table-row>
        <table:table-row table:style-name="ro7">
          <table:table-cell table:style-name="ce8" office:value-type="string" calcext:value-type="string">
            <text:p><text:s text:c="2"/>e sucatas</text:p>
          </table:table-cell>
          <table:table-cell table:style-name="ce19" office:value-type="float" office:value="30128239" calcext:value-type="float">
            <text:p><text:s/>30 128 239</text:p>
          </table:table-cell>
          <table:table-cell table:style-name="ce19" office:value-type="float" office:value="19042434" calcext:value-type="float">
            <text:p><text:s/>19 042 434</text:p>
          </table:table-cell>
          <table:table-cell table:style-name="ce19" office:value-type="float" office:value="1310829" calcext:value-type="float">
            <text:p><text:s/>1 310 829</text:p>
          </table:table-cell>
          <table:table-cell table:style-name="ce19" office:value-type="float" office:value="4013063" calcext:value-type="float">
            <text:p><text:s/>4 013 063</text:p>
          </table:table-cell>
          <table:table-cell table:style-name="ce19" office:value-type="float" office:value="1513909" calcext:value-type="float">
            <text:p><text:s/>1 513 909</text:p>
          </table:table-cell>
          <table:table-cell table:style-name="ce19" office:value-type="float" office:value="637734" calcext:value-type="float">
            <text:p><text:s text:c="2"/>637 734</text:p>
          </table:table-cell>
          <table:table-cell table:style-name="ce19" office:value-type="float" office:value="3610271" calcext:value-type="float">
            <text:p><text:s/>3 610 271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Combustíveis e lubrificantes</text:p>
          </table:table-cell>
          <table:table-cell table:style-name="ce19" office:value-type="float" office:value="7030434" calcext:value-type="float">
            <text:p><text:s/>7 030 434</text:p>
          </table:table-cell>
          <table:table-cell table:style-name="ce19" office:value-type="float" office:value="4187591" calcext:value-type="float">
            <text:p><text:s/>4 187 591</text:p>
          </table:table-cell>
          <table:table-cell table:style-name="ce19" office:value-type="float" office:value="74783" calcext:value-type="float">
            <text:p><text:s text:c="2"/>74 783</text:p>
          </table:table-cell>
          <table:table-cell table:style-name="ce19" office:value-type="float" office:value="1001105" calcext:value-type="float">
            <text:p><text:s/>1 001 105</text:p>
          </table:table-cell>
          <table:table-cell table:style-name="ce19" office:value-type="float" office:value="321094" calcext:value-type="float">
            <text:p><text:s text:c="2"/>321 094</text:p>
          </table:table-cell>
          <table:table-cell table:style-name="ce19" office:value-type="float" office:value="188700" calcext:value-type="float">
            <text:p><text:s text:c="2"/>188 700</text:p>
          </table:table-cell>
          <table:table-cell table:style-name="ce19" office:value-type="float" office:value="1257160" calcext:value-type="float">
            <text:p><text:s/>1 257 160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Madeira, ferragens, ferramentas, material elétrico</text:p>
          </table:table-cell>
          <table:table-cell table:style-name="ce19" table:number-columns-repeated="7"/>
          <table:table-cell table:style-name="ce27" table:number-columns-repeated="16376"/>
        </table:table-row>
        <table:table-row table:style-name="ro7">
          <table:table-cell table:style-name="ce9" office:value-type="string" calcext:value-type="string">
            <text:p><text:s text:c="4"/>e material de construção</text:p>
          </table:table-cell>
          <table:table-cell table:style-name="ce19" office:value-type="float" office:value="7982145" calcext:value-type="float">
            <text:p><text:s/>7 982 145</text:p>
          </table:table-cell>
          <table:table-cell table:style-name="ce19" office:value-type="float" office:value="5061468" calcext:value-type="float">
            <text:p><text:s/>5 061 468</text:p>
          </table:table-cell>
          <table:table-cell table:style-name="ce19" office:value-type="float" office:value="484290" calcext:value-type="float">
            <text:p><text:s text:c="2"/>484 290</text:p>
          </table:table-cell>
          <table:table-cell table:style-name="ce19" office:value-type="float" office:value="1065539" calcext:value-type="float">
            <text:p><text:s/>1 065 539</text:p>
          </table:table-cell>
          <table:table-cell table:style-name="ce19" office:value-type="float" office:value="414665" calcext:value-type="float">
            <text:p><text:s text:c="2"/>414 665</text:p>
          </table:table-cell>
          <table:table-cell table:style-name="ce19" office:value-type="float" office:value="166393" calcext:value-type="float">
            <text:p><text:s text:c="2"/>166 393</text:p>
          </table:table-cell>
          <table:table-cell table:style-name="ce19" office:value-type="float" office:value="789791" calcext:value-type="float">
            <text:p><text:s text:c="2"/>789 791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Produtos químicos, adubos e fertilizantes</text:p>
          </table:table-cell>
          <table:table-cell table:style-name="ce19" office:value-type="float" office:value="7483787" calcext:value-type="float">
            <text:p><text:s/>7 483 787</text:p>
          </table:table-cell>
          <table:table-cell table:style-name="ce19" office:value-type="float" office:value="4794683" calcext:value-type="float">
            <text:p><text:s/>4 794 683</text:p>
          </table:table-cell>
          <table:table-cell table:style-name="ce19" office:value-type="float" office:value="232714" calcext:value-type="float">
            <text:p><text:s text:c="2"/>232 714</text:p>
          </table:table-cell>
          <table:table-cell table:style-name="ce19" office:value-type="float" office:value="1084433" calcext:value-type="float">
            <text:p><text:s/>1 084 433</text:p>
          </table:table-cell>
          <table:table-cell table:style-name="ce19" office:value-type="float" office:value="362043" calcext:value-type="float">
            <text:p><text:s text:c="2"/>362 043</text:p>
          </table:table-cell>
          <table:table-cell table:style-name="ce19" office:value-type="float" office:value="113596" calcext:value-type="float">
            <text:p><text:s text:c="2"/>113 596</text:p>
          </table:table-cell>
          <table:table-cell table:style-name="ce19" office:value-type="float" office:value="896318" calcext:value-type="float">
            <text:p><text:s text:c="2"/>896 318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Produtos siderúrgicos e metalúrgicos</text:p>
          </table:table-cell>
          <table:table-cell table:style-name="ce19" office:value-type="float" office:value="1418526" calcext:value-type="float">
            <text:p><text:s/>1 418 526</text:p>
          </table:table-cell>
          <table:table-cell table:style-name="ce19" office:value-type="float" office:value="855316" calcext:value-type="float">
            <text:p><text:s text:c="2"/>855 316</text:p>
          </table:table-cell>
          <table:table-cell table:style-name="ce19" office:value-type="float" office:value="82390" calcext:value-type="float">
            <text:p><text:s text:c="2"/>82 390</text:p>
          </table:table-cell>
          <table:table-cell table:style-name="ce19" office:value-type="float" office:value="212875" calcext:value-type="float">
            <text:p><text:s text:c="2"/>212 875</text:p>
          </table:table-cell>
          <table:table-cell table:style-name="ce19" office:value-type="float" office:value="72072" calcext:value-type="float">
            <text:p><text:s text:c="2"/>72 072</text:p>
          </table:table-cell>
          <table:table-cell table:style-name="ce19" office:value-type="float" office:value="26900" calcext:value-type="float">
            <text:p><text:s text:c="2"/>26 900</text:p>
          </table:table-cell>
          <table:table-cell table:style-name="ce19" office:value-type="float" office:value="168974" calcext:value-type="float">
            <text:p><text:s text:c="2"/>168 974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Papel e papelão em bruto e de embalagens</text:p>
          </table:table-cell>
          <table:table-cell table:style-name="ce19" office:value-type="float" office:value="1309528" calcext:value-type="float">
            <text:p><text:s/>1 309 528</text:p>
          </table:table-cell>
          <table:table-cell table:style-name="ce19" office:value-type="float" office:value="895629" calcext:value-type="float">
            <text:p><text:s text:c="2"/>895 629</text:p>
          </table:table-cell>
          <table:table-cell table:style-name="ce19" office:value-type="float" office:value="125919" calcext:value-type="float">
            <text:p><text:s text:c="2"/>125 919</text:p>
          </table:table-cell>
          <table:table-cell table:style-name="ce19" office:value-type="float" office:value="108944" calcext:value-type="float">
            <text:p><text:s text:c="2"/>108 944</text:p>
          </table:table-cell>
          <table:table-cell table:style-name="ce19" office:value-type="float" office:value="75375" calcext:value-type="float">
            <text:p><text:s text:c="2"/>75 375</text:p>
          </table:table-cell>
          <table:table-cell table:style-name="ce19" office:value-type="float" office:value="28592" calcext:value-type="float">
            <text:p><text:s text:c="2"/>28 592</text:p>
          </table:table-cell>
          <table:table-cell table:style-name="ce19" office:value-type="float" office:value="75068" calcext:value-type="float">
            <text:p><text:s text:c="2"/>75 068</text:p>
          </table:table-cell>
          <table:table-cell table:style-name="ce27" table:number-columns-repeated="16376"/>
        </table:table-row>
        <table:table-row table:style-name="ro8">
          <table:table-cell table:style-name="ce9" office:value-type="string" calcext:value-type="string">
            <text:p>Resíduos, sucatas e outros produtos</text:p>
          </table:table-cell>
          <table:table-cell table:style-name="ce19" office:value-type="float" office:value="4903819" calcext:value-type="float">
            <text:p><text:s/>4 903 819</text:p>
          </table:table-cell>
          <table:table-cell table:style-name="ce19" office:value-type="float" office:value="3247747" calcext:value-type="float">
            <text:p><text:s/>3 247 747</text:p>
          </table:table-cell>
          <table:table-cell table:style-name="ce19" office:value-type="float" office:value="310733" calcext:value-type="float">
            <text:p><text:s text:c="2"/>310 733</text:p>
          </table:table-cell>
          <table:table-cell table:style-name="ce19" office:value-type="float" office:value="540167" calcext:value-type="float">
            <text:p><text:s text:c="2"/>540 167</text:p>
          </table:table-cell>
          <table:table-cell table:style-name="ce19" office:value-type="float" office:value="268660" calcext:value-type="float">
            <text:p><text:s text:c="2"/>268 660</text:p>
          </table:table-cell>
          <table:table-cell table:style-name="ce19" office:value-type="float" office:value="113553" calcext:value-type="float">
            <text:p><text:s text:c="2"/>113 553</text:p>
          </table:table-cell>
          <table:table-cell table:style-name="ce19" office:value-type="float" office:value="422960" calcext:value-type="float">
            <text:p><text:s text:c="2"/>422 960</text:p>
          </table:table-cell>
          <table:table-cell table:style-name="ce27" table:number-columns-repeated="16376"/>
        </table:table-row>
        <table:table-row table:style-name="ro9">
          <table:table-cell table:style-name="ce10" office:value-type="string" calcext:value-type="string">
            <text:p>Resíduos e sucatas</text:p>
          </table:table-cell>
          <table:table-cell table:style-name="ce19" office:value-type="float" office:value="2757916" calcext:value-type="float">
            <text:p><text:s/>2 757 916</text:p>
          </table:table-cell>
          <table:table-cell table:style-name="ce19" office:value-type="float" office:value="1855126" calcext:value-type="float">
            <text:p><text:s/>1 855 126</text:p>
          </table:table-cell>
          <table:table-cell table:style-name="ce19" office:value-type="float" office:value="189646" calcext:value-type="float">
            <text:p><text:s text:c="2"/>189 646</text:p>
          </table:table-cell>
          <table:table-cell table:style-name="ce19" office:value-type="float" office:value="280369" calcext:value-type="float">
            <text:p><text:s text:c="2"/>280 369</text:p>
          </table:table-cell>
          <table:table-cell table:style-name="ce19" office:value-type="float" office:value="154792" calcext:value-type="float">
            <text:p><text:s text:c="2"/>154 792</text:p>
          </table:table-cell>
          <table:table-cell table:style-name="ce19" office:value-type="float" office:value="76751" calcext:value-type="float">
            <text:p><text:s text:c="2"/>76 751</text:p>
          </table:table-cell>
          <table:table-cell table:style-name="ce19" office:value-type="float" office:value="201233" calcext:value-type="float">
            <text:p><text:s text:c="2"/>201 233</text:p>
          </table:table-cell>
          <table:table-cell table:style-name="ce27" table:number-columns-repeated="16376"/>
        </table:table-row>
        <table:table-row table:style-name="ro9">
          <table:table-cell table:style-name="ce10" office:value-type="string" calcext:value-type="string">
            <text:p>Outros produtos (2)</text:p>
          </table:table-cell>
          <table:table-cell table:style-name="ce19" office:value-type="float" office:value="2145903" calcext:value-type="float">
            <text:p><text:s/>2 145 903</text:p>
          </table:table-cell>
          <table:table-cell table:style-name="ce19" office:value-type="float" office:value="1392621" calcext:value-type="float">
            <text:p><text:s/>1 392 621</text:p>
          </table:table-cell>
          <table:table-cell table:style-name="ce19" office:value-type="float" office:value="121087" calcext:value-type="float">
            <text:p><text:s text:c="2"/>121 087</text:p>
          </table:table-cell>
          <table:table-cell table:style-name="ce19" office:value-type="float" office:value="259798" calcext:value-type="float">
            <text:p><text:s text:c="2"/>259 798</text:p>
          </table:table-cell>
          <table:table-cell table:style-name="ce19" office:value-type="float" office:value="113868" calcext:value-type="float">
            <text:p><text:s text:c="2"/>113 868</text:p>
          </table:table-cell>
          <table:table-cell table:style-name="ce19" office:value-type="float" office:value="36802" calcext:value-type="float">
            <text:p><text:s text:c="2"/>36 802</text:p>
          </table:table-cell>
          <table:table-cell table:style-name="ce19" office:value-type="float" office:value="221727" calcext:value-type="float">
            <text:p><text:s text:c="2"/>221 727</text:p>
          </table:table-cell>
          <table:table-cell table:style-name="ce27" table:number-columns-repeated="16376"/>
        </table:table-row>
        <table:table-row table:style-name="ro5">
          <table:table-cell table:style-name="ce8" office:value-type="string" calcext:value-type="string">
            <text:p>Comércio de equipamentos e produtos de tecnologia </text:p>
          </table:table-cell>
          <table:table-cell table:style-name="ce21" table:number-columns-repeated="2"/>
          <table:table-cell table:style-name="ce19" table:number-columns-repeated="5"/>
          <table:table-cell table:style-name="ce27" table:number-columns-repeated="16376"/>
        </table:table-row>
        <table:table-row table:style-name="ro7">
          <table:table-cell table:style-name="ce8" office:value-type="string" calcext:value-type="string">
            <text:p><text:s text:c="2"/>de informação e comunicação</text:p>
          </table:table-cell>
          <table:table-cell table:style-name="ce19" office:value-type="float" office:value="5442613" calcext:value-type="float">
            <text:p><text:s/>5 442 613</text:p>
          </table:table-cell>
          <table:table-cell table:style-name="ce19" office:value-type="float" office:value="3513539" calcext:value-type="float">
            <text:p><text:s/>3 513 539</text:p>
          </table:table-cell>
          <table:table-cell table:style-name="ce19" office:value-type="float" office:value="151836" calcext:value-type="float">
            <text:p><text:s text:c="2"/>151 836</text:p>
          </table:table-cell>
          <table:table-cell table:style-name="ce19" office:value-type="float" office:value="729087" calcext:value-type="float">
            <text:p><text:s text:c="2"/>729 087</text:p>
          </table:table-cell>
          <table:table-cell table:style-name="ce19" office:value-type="float" office:value="270539" calcext:value-type="float">
            <text:p><text:s text:c="2"/>270 539</text:p>
          </table:table-cell>
          <table:table-cell table:style-name="ce19" office:value-type="float" office:value="69778" calcext:value-type="float">
            <text:p><text:s text:c="2"/>69 778</text:p>
          </table:table-cell>
          <table:table-cell table:style-name="ce19" office:value-type="float" office:value="707835" calcext:value-type="float">
            <text:p><text:s text:c="2"/>707 835</text:p>
          </table:table-cell>
          <table:table-cell table:style-name="ce27" table:number-columns-repeated="16376"/>
        </table:table-row>
        <table:table-row table:style-name="ro5">
          <table:table-cell table:style-name="ce8" office:value-type="string" calcext:value-type="string">
            <text:p>Comércio de máquinas, aparelhos e equipamentos </text:p>
          </table:table-cell>
          <table:table-cell table:style-name="ce21" table:number-columns-repeated="2"/>
          <table:table-cell table:style-name="ce19" table:number-columns-repeated="5"/>
          <table:table-cell table:style-name="ce27" table:number-columns-repeated="16376"/>
        </table:table-row>
        <table:table-row table:style-name="ro7">
          <table:table-cell table:style-name="ce8" office:value-type="string" calcext:value-type="string">
            <text:p><text:s text:c="2"/>(exceto de tecnologia de informação e comunicação) <text:s/></text:p>
          </table:table-cell>
          <table:table-cell table:style-name="ce19" office:value-type="float" office:value="19745284" calcext:value-type="float">
            <text:p><text:s/>19 745 284</text:p>
          </table:table-cell>
          <table:table-cell table:style-name="ce19" office:value-type="float" office:value="12601218" calcext:value-type="float">
            <text:p><text:s/>12 601 218</text:p>
          </table:table-cell>
          <table:table-cell table:style-name="ce19" office:value-type="float" office:value="739780" calcext:value-type="float">
            <text:p><text:s text:c="2"/>739 780</text:p>
          </table:table-cell>
          <table:table-cell table:style-name="ce19" office:value-type="float" office:value="2708180" calcext:value-type="float">
            <text:p><text:s/>2 708 180</text:p>
          </table:table-cell>
          <table:table-cell table:style-name="ce19" office:value-type="float" office:value="956592" calcext:value-type="float">
            <text:p><text:s text:c="2"/>956 592</text:p>
          </table:table-cell>
          <table:table-cell table:style-name="ce19" office:value-type="float" office:value="328979" calcext:value-type="float">
            <text:p><text:s text:c="2"/>328 979</text:p>
          </table:table-cell>
          <table:table-cell table:style-name="ce19" office:value-type="float" office:value="2410534" calcext:value-type="float">
            <text:p><text:s/>2 410 534</text:p>
          </table:table-cell>
          <table:table-cell table:style-name="ce27" table:number-columns-repeated="16376"/>
        </table:table-row>
        <table:table-row table:style-name="ro10">
          <table:table-cell table:style-name="ce8" office:value-type="string" calcext:value-type="string">
            <text:p>Comércio não especializado</text:p>
          </table:table-cell>
          <table:table-cell table:style-name="ce21" office:value-type="float" office:value="11873930" calcext:value-type="float">
            <text:p><text:s/>11 873 930</text:p>
          </table:table-cell>
          <table:table-cell table:style-name="ce21" office:value-type="float" office:value="7707562" calcext:value-type="float">
            <text:p><text:s/>7 707 562</text:p>
          </table:table-cell>
          <table:table-cell table:style-name="ce21" office:value-type="float" office:value="259158" calcext:value-type="float">
            <text:p><text:s text:c="2"/>259 158</text:p>
          </table:table-cell>
          <table:table-cell table:style-name="ce21" office:value-type="float" office:value="1766121" calcext:value-type="float">
            <text:p><text:s/>1 766 121</text:p>
          </table:table-cell>
          <table:table-cell table:style-name="ce21" office:value-type="float" office:value="592557" calcext:value-type="float">
            <text:p><text:s text:c="2"/>592 557</text:p>
          </table:table-cell>
          <table:table-cell table:style-name="ce21" office:value-type="float" office:value="225910" calcext:value-type="float">
            <text:p><text:s text:c="2"/>225 910</text:p>
          </table:table-cell>
          <table:table-cell table:style-name="ce21" office:value-type="float" office:value="1322622" calcext:value-type="float">
            <text:p><text:s/>1 322 622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11" table:number-rows-repeated="2">
          <table:table-cell table:number-columns-repeated="14"/>
          <table:table-cell table:style-name="ce27"/>
          <table:table-cell table:number-columns-repeated="16369"/>
        </table:table-row>
        <table:table-row table:style-name="ro11" table:number-rows-repeated="1048526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TAB07B" table:style-name="ta2">
        <table:table-column table:style-name="co1" table:default-cell-style-name="ce13"/>
        <table:table-column table:style-name="co2" table:default-cell-style-name="ce1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5" table:default-cell-style-name="ce23"/>
        <table:table-column table:style-name="co8" table:number-columns-repeated="16376" table:default-cell-style-name="ce23"/>
        <table:table-row table:style-name="ro1">
          <table:table-cell table:style-name="ce1" office:value-type="string" calcext:value-type="string" table:number-columns-spanned="8" table:number-rows-spanned="1">
            <text:p>Tabela 7 - Gastos com pessoal ocupado das empresas comerciais, segundo as divisões,</text:p>
          </table:table-cell>
          <table:covered-table-cell table:number-columns-repeated="7" table:style-name="ce1"/>
          <table:table-cell table:style-name="ce26" table:number-columns-repeated="6"/>
          <table:table-cell table:style-name="ce30"/>
          <table:table-cell table:style-name="ce26" table:number-columns-repeated="16369"/>
        </table:table-row>
        <table:table-row table:style-name="ro1">
          <table:table-cell table:style-name="ce1" office:value-type="string" calcext:value-type="string" table:number-columns-spanned="8" table:number-rows-spanned="1">
            <text:p>grupos e classes de atividades - Brasil - 2023</text:p>
          </table:table-cell>
          <table:covered-table-cell table:number-columns-repeated="7" table:style-name="ce1"/>
          <table:table-cell table:style-name="ce26" table:number-columns-repeated="6"/>
          <table:table-cell table:style-name="ce30"/>
          <table:table-cell table:style-name="ce26" table:number-columns-repeated="16369"/>
        </table:table-row>
        <table:table-row table:style-name="ro1">
          <table:table-cell table:style-name="ce2" table:number-columns-repeated="2"/>
          <table:table-cell table:style-name="ce20" table:number-columns-repeated="5"/>
          <table:table-cell table:style-name="ce24" office:value-type="string" calcext:value-type="string">
            <text:p>(conclusão)</text:p>
          </table:table-cell>
          <table:table-cell table:style-name="ce27" table:number-columns-repeated="16376"/>
        </table:table-row>
        <table:table-row table:style-name="ro2">
          <table:table-cell table:style-name="ce3" office:value-type="string" calcext:value-type="string" table:number-columns-spanned="1" table:number-rows-spanned="3">
            <text:p>Divisões, grupos</text:p>
            <text:p>e</text:p>
            <text:p>classes de atividades</text:p>
          </table:table-cell>
          <table:table-cell table:style-name="ce14" office:value-type="string" calcext:value-type="string" table:number-columns-spanned="7" table:number-rows-spanned="1">
            <text:p>Gastos com pessoal ocupado das empresas comerciais</text:p>
          </table:table-cell>
          <table:covered-table-cell table:number-columns-repeated="6" table:style-name="ce14"/>
          <table:table-cell table:style-name="ce27" table:number-columns-repeated="16376"/>
        </table:table-row>
        <table:table-row table:style-name="ro3">
          <table:covered-table-cell table:style-name="ce3"/>
          <table:table-cell table:style-name="ce15" office:value-type="string" calcext:value-type="string">
            <text:p>Total</text:p>
          </table:table-cell>
          <table:table-cell table:style-name="ce22" office:value-type="string" calcext:value-type="string">
            <text:p>Salários</text:p>
            <text:p>e outras</text:p>
            <text:p>remune-</text:p>
            <text:p>rações</text:p>
          </table:table-cell>
          <table:table-cell table:style-name="ce22" office:value-type="string" calcext:value-type="string">
            <text:p>Retiradas </text:p>
            <text:p>pró-</text:p>
            <text:p>labores</text:p>
          </table:table-cell>
          <table:table-cell table:style-name="ce22" office:value-type="string" calcext:value-type="string">
            <text:p>Contribui-</text:p>
            <text:p>ções para a</text:p>
            <text:p>previdência</text:p>
            <text:p>social</text:p>
          </table:table-cell>
          <table:table-cell table:style-name="ce22" office:value-type="string" calcext:value-type="string">
            <text:p>FGTS</text:p>
          </table:table-cell>
          <table:table-cell table:style-name="ce22" office:value-type="string" calcext:value-type="string">
            <text:p>Indeniza-</text:p>
            <text:p>ções</text:p>
            <text:p>por</text:p>
            <text:p>dispensa</text:p>
          </table:table-cell>
          <table:table-cell table:style-name="ce25" office:value-type="string" calcext:value-type="string">
            <text:p>Benefícios</text:p>
            <text:p>concedidos</text:p>
            <text:p>(transporte,</text:p>
            <text:p>alimentação,</text:p>
            <text:p>auxílio-</text:p>
            <text:p>educação,</text:p>
            <text:p>etc.)</text:p>
          </table:table-cell>
          <table:table-cell table:style-name="ce27" table:number-columns-repeated="16376"/>
        </table:table-row>
        <table:table-row table:style-name="ro2">
          <table:covered-table-cell table:style-name="ce3"/>
          <table:table-cell table:style-name="ce16" office:value-type="string" calcext:value-type="string" table:number-columns-spanned="7" table:number-rows-spanned="1">
            <text:p>1 000 R$</text:p>
          </table:table-cell>
          <table:covered-table-cell table:number-columns-repeated="5" table:style-name="ce16"/>
          <table:covered-table-cell table:style-name="ce16">
            <draw:custom-shape table:end-cell-address="TAB07B.H7" table:end-x="0.211cm" table:end-y="0.316cm" draw:z-index="0" draw:name="Text 1" draw:style-name="gr1" draw:text-style-name="P1" svg:width="0.211cm" svg:height="0.555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5" draw:name="Text Box 1" draw:style-name="gr1" draw:text-style-name="P1" svg:width="0.211cm" svg:height="0.555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style-name="ce20">
            <draw:custom-shape table:end-cell-address="TAB07B.I7" table:end-x="0.001cm" table:end-y="0.316cm" draw:z-index="1" draw:name="Text 2" draw:style-name="gr1" draw:text-style-name="P1" svg:width="0.001cm" svg:height="0.555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07B.I7" table:end-x="0.001cm" table:end-y="0.316cm" draw:z-index="2" draw:name="Text 3" draw:style-name="gr1" draw:text-style-name="P1" svg:width="0.001cm" svg:height="0.555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07B.I7" table:end-x="0.001cm" table:end-y="0.316cm" draw:z-index="3" draw:name="Text 4" draw:style-name="gr1" draw:text-style-name="P1" svg:width="0.001cm" svg:height="0.555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TAB07B.I7" table:end-x="0.001cm" table:end-y="0.316cm" draw:z-index="4" draw:name="Text 5" draw:style-name="gr1" draw:text-style-name="P1" svg:width="0.001cm" svg:height="0.555cm" svg:x="0cm" svg:y="0.291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20" table:number-columns-repeated="5"/>
          <table:table-cell table:style-name="ce27"/>
          <table:table-cell table:style-name="ce20" table:number-columns-repeated="16369"/>
        </table:table-row>
        <table:table-row table:style-name="ro2">
          <table:table-cell table:style-name="ce31" office:value-type="string" calcext:value-type="string">
            <text:p>Comércio varejista</text:p>
          </table:table-cell>
          <table:table-cell table:style-name="ce37" office:value-type="float" office:value="299601977" calcext:value-type="float">
            <text:p><text:s/>299 601 977</text:p>
          </table:table-cell>
          <table:table-cell table:style-name="ce37" office:value-type="float" office:value="196964852" calcext:value-type="float">
            <text:p><text:s/>196 964 852</text:p>
          </table:table-cell>
          <table:table-cell table:style-name="ce37" office:value-type="float" office:value="25103376" calcext:value-type="float">
            <text:p><text:s/>25 103 376</text:p>
          </table:table-cell>
          <table:table-cell table:style-name="ce37" office:value-type="float" office:value="32696972" calcext:value-type="float">
            <text:p><text:s/>32 696 972</text:p>
          </table:table-cell>
          <table:table-cell table:style-name="ce37" office:value-type="float" office:value="16198259" calcext:value-type="float">
            <text:p><text:s/>16 198 259</text:p>
          </table:table-cell>
          <table:table-cell table:style-name="ce37" office:value-type="float" office:value="8431338" calcext:value-type="float">
            <text:p><text:s/>8 431 338</text:p>
          </table:table-cell>
          <table:table-cell table:style-name="ce37" office:value-type="float" office:value="20207181" calcext:value-type="float">
            <text:p><text:s/>20 207 181</text:p>
          </table:table-cell>
          <table:table-cell table:style-name="ce28" table:number-columns-repeated="6"/>
          <table:table-cell table:style-name="ce27"/>
          <table:table-cell table:style-name="ce28" table:number-columns-repeated="16369"/>
        </table:table-row>
        <table:table-row table:style-name="ro12">
          <table:table-cell table:style-name="ce11" office:value-type="string" calcext:value-type="string">
            <text:p><text:s text:c="4"/>Comércio não especializado</text:p>
          </table:table-cell>
          <table:table-cell table:style-name="ce21" office:value-type="float" office:value="96377849" calcext:value-type="float">
            <text:p><text:s/>96 377 849</text:p>
          </table:table-cell>
          <table:table-cell table:style-name="ce21" office:value-type="float" office:value="63731505" calcext:value-type="float">
            <text:p><text:s/>63 731 505</text:p>
          </table:table-cell>
          <table:table-cell table:style-name="ce21" office:value-type="float" office:value="3066296" calcext:value-type="float">
            <text:p><text:s/>3 066 296</text:p>
          </table:table-cell>
          <table:table-cell table:style-name="ce21" office:value-type="float" office:value="14199141" calcext:value-type="float">
            <text:p><text:s/>14 199 141</text:p>
          </table:table-cell>
          <table:table-cell table:style-name="ce21" office:value-type="float" office:value="5066360" calcext:value-type="float">
            <text:p><text:s/>5 066 360</text:p>
          </table:table-cell>
          <table:table-cell table:style-name="ce21" office:value-type="float" office:value="2387904" calcext:value-type="float">
            <text:p><text:s/>2 387 904</text:p>
          </table:table-cell>
          <table:table-cell table:style-name="ce21" office:value-type="float" office:value="7926643" calcext:value-type="float">
            <text:p><text:s/>7 926 643</text:p>
          </table:table-cell>
          <table:table-cell table:style-name="ce27" table:number-columns-repeated="6"/>
          <table:table-cell table:style-name="ce28"/>
          <table:table-cell table:style-name="ce27" table:number-columns-repeated="16369"/>
        </table:table-row>
        <table:table-row table:style-name="ro5">
          <table:table-cell table:style-name="ce32" office:value-type="string" calcext:value-type="string">
            <text:p><text:s text:c="8"/>Hipermercados e supermercados</text:p>
          </table:table-cell>
          <table:table-cell table:style-name="ce21" office:value-type="float" office:value="69910969" calcext:value-type="float">
            <text:p><text:s/>69 910 969</text:p>
          </table:table-cell>
          <table:table-cell table:style-name="ce21" office:value-type="float" office:value="46326714" calcext:value-type="float">
            <text:p><text:s/>46 326 714</text:p>
          </table:table-cell>
          <table:table-cell table:style-name="ce21" office:value-type="float" office:value="595631" calcext:value-type="float">
            <text:p><text:s text:c="2"/>595 631</text:p>
          </table:table-cell>
          <table:table-cell table:style-name="ce21" office:value-type="float" office:value="11343966" calcext:value-type="float">
            <text:p><text:s/>11 343 966</text:p>
          </table:table-cell>
          <table:table-cell table:style-name="ce21" office:value-type="float" office:value="3642136" calcext:value-type="float">
            <text:p><text:s/>3 642 136</text:p>
          </table:table-cell>
          <table:table-cell table:style-name="ce21" office:value-type="float" office:value="1642245" calcext:value-type="float">
            <text:p><text:s/>1 642 245</text:p>
          </table:table-cell>
          <table:table-cell table:style-name="ce21" office:value-type="float" office:value="6360277" calcext:value-type="float">
            <text:p><text:s/>6 360 277</text:p>
          </table:table-cell>
          <table:table-cell table:style-name="ce27" table:number-columns-repeated="6"/>
          <table:table-cell table:style-name="ce28"/>
          <table:table-cell table:style-name="ce27" table:number-columns-repeated="16369"/>
        </table:table-row>
        <table:table-row table:style-name="ro5">
          <table:table-cell table:style-name="ce33" office:value-type="string" calcext:value-type="string">
            <text:p><text:s text:c="8"/>Outros tipos de comércio não especializado com</text:p>
          </table:table-cell>
          <table:table-cell table:style-name="ce21" table:number-columns-repeated="7"/>
          <table:table-cell table:style-name="ce27" table:number-columns-repeated="16376"/>
        </table:table-row>
        <table:table-row table:style-name="ro7">
          <table:table-cell table:style-name="ce33" office:value-type="string" calcext:value-type="string">
            <text:p><text:s text:c="10"/>predominância de produtos alimentícios (3)</text:p>
          </table:table-cell>
          <table:table-cell table:style-name="ce21" office:value-type="float" office:value="12270122" calcext:value-type="float">
            <text:p><text:s/>12 270 122</text:p>
          </table:table-cell>
          <table:table-cell table:style-name="ce21" office:value-type="float" office:value="8013842" calcext:value-type="float">
            <text:p><text:s/>8 013 842</text:p>
          </table:table-cell>
          <table:table-cell table:style-name="ce21" office:value-type="float" office:value="2064590" calcext:value-type="float">
            <text:p><text:s/>2 064 590</text:p>
          </table:table-cell>
          <table:table-cell table:style-name="ce21" office:value-type="float" office:value="940286" calcext:value-type="float">
            <text:p><text:s text:c="2"/>940 286</text:p>
          </table:table-cell>
          <table:table-cell table:style-name="ce21" office:value-type="float" office:value="702395" calcext:value-type="float">
            <text:p><text:s text:c="2"/>702 395</text:p>
          </table:table-cell>
          <table:table-cell table:style-name="ce21" office:value-type="float" office:value="313355" calcext:value-type="float">
            <text:p><text:s text:c="2"/>313 355</text:p>
          </table:table-cell>
          <table:table-cell table:style-name="ce21" office:value-type="float" office:value="235654" calcext:value-type="float">
            <text:p><text:s text:c="2"/>235 654</text:p>
          </table:table-cell>
          <table:table-cell table:style-name="ce27" table:number-columns-repeated="16376"/>
        </table:table-row>
        <table:table-row table:style-name="ro5">
          <table:table-cell table:style-name="ce33" office:value-type="string" calcext:value-type="string">
            <text:p><text:s text:c="8"/>Comércio não especializado sem predominân- </text:p>
          </table:table-cell>
          <table:table-cell table:style-name="ce21" table:number-columns-repeated="7"/>
          <table:table-cell table:style-name="ce27" table:number-columns-repeated="16376"/>
        </table:table-row>
        <table:table-row table:style-name="ro7">
          <table:table-cell table:style-name="ce33" office:value-type="string" calcext:value-type="string">
            <text:p><text:s text:c="10"/>cia de produtos alimentícios (4)</text:p>
          </table:table-cell>
          <table:table-cell table:style-name="ce21" office:value-type="float" office:value="14196758" calcext:value-type="float">
            <text:p><text:s/>14 196 758</text:p>
          </table:table-cell>
          <table:table-cell table:style-name="ce21" office:value-type="float" office:value="9390949" calcext:value-type="float">
            <text:p><text:s/>9 390 949</text:p>
          </table:table-cell>
          <table:table-cell table:style-name="ce21" office:value-type="float" office:value="406075" calcext:value-type="float">
            <text:p><text:s text:c="2"/>406 075</text:p>
          </table:table-cell>
          <table:table-cell table:style-name="ce21" office:value-type="float" office:value="1914889" calcext:value-type="float">
            <text:p><text:s/>1 914 889</text:p>
          </table:table-cell>
          <table:table-cell table:style-name="ce21" office:value-type="float" office:value="721829" calcext:value-type="float">
            <text:p><text:s text:c="2"/>721 829</text:p>
          </table:table-cell>
          <table:table-cell table:style-name="ce21" office:value-type="float" office:value="432304" calcext:value-type="float">
            <text:p><text:s text:c="2"/>432 304</text:p>
          </table:table-cell>
          <table:table-cell table:style-name="ce21" office:value-type="float" office:value="1330712" calcext:value-type="float">
            <text:p><text:s/>1 330 712</text:p>
          </table:table-cell>
          <table:table-cell table:style-name="ce27" table:number-columns-repeated="6"/>
          <table:table-cell table:style-name="ce28"/>
          <table:table-cell table:style-name="ce27" table:number-columns-repeated="16369"/>
        </table:table-row>
        <table:table-row table:style-name="ro12">
          <table:table-cell table:style-name="ce11" office:value-type="string" calcext:value-type="string">
            <text:p><text:s text:c="4"/>Comércio de produtos alimentícios, bebidas e fumo <text:s/></text:p>
          </table:table-cell>
          <table:table-cell table:style-name="ce21" office:value-type="float" office:value="19677675" calcext:value-type="float">
            <text:p><text:s/>19 677 675</text:p>
          </table:table-cell>
          <table:table-cell table:style-name="ce21" office:value-type="float" office:value="13955483" calcext:value-type="float">
            <text:p><text:s/>13 955 483</text:p>
          </table:table-cell>
          <table:table-cell table:style-name="ce21" office:value-type="float" office:value="2245925" calcext:value-type="float">
            <text:p><text:s/>2 245 925</text:p>
          </table:table-cell>
          <table:table-cell table:style-name="ce21" office:value-type="float" office:value="1042132" calcext:value-type="float">
            <text:p><text:s/>1 042 132</text:p>
          </table:table-cell>
          <table:table-cell table:style-name="ce21" office:value-type="float" office:value="1178503" calcext:value-type="float">
            <text:p><text:s/>1 178 503</text:p>
          </table:table-cell>
          <table:table-cell table:style-name="ce21" office:value-type="float" office:value="630872" calcext:value-type="float">
            <text:p><text:s text:c="2"/>630 872</text:p>
          </table:table-cell>
          <table:table-cell table:style-name="ce21" office:value-type="float" office:value="624760" calcext:value-type="float">
            <text:p><text:s text:c="2"/>624 760</text:p>
          </table:table-cell>
          <table:table-cell table:style-name="ce27" table:number-columns-repeated="16376"/>
        </table:table-row>
        <table:table-row table:style-name="ro12">
          <table:table-cell table:style-name="ce11" office:value-type="string" calcext:value-type="string">
            <text:p><text:s text:c="4"/>Comércio de tecidos, artigos de armarinho, vestuá- <text:s/></text:p>
          </table:table-cell>
          <table:table-cell table:style-name="ce21" table:number-columns-repeated="7"/>
          <table:table-cell table:style-name="ce27" table:number-columns-repeated="16376"/>
        </table:table-row>
        <table:table-row table:style-name="ro7">
          <table:table-cell table:style-name="ce34" office:value-type="string" calcext:value-type="string">
            <text:p><text:s text:c="6"/>rio e calçados</text:p>
          </table:table-cell>
          <table:table-cell table:style-name="ce21" office:value-type="float" office:value="35218366" calcext:value-type="float">
            <text:p><text:s/>35 218 366</text:p>
          </table:table-cell>
          <table:table-cell table:style-name="ce21" office:value-type="float" office:value="23140101" calcext:value-type="float">
            <text:p><text:s/>23 140 101</text:p>
          </table:table-cell>
          <table:table-cell table:style-name="ce21" office:value-type="float" office:value="4314490" calcext:value-type="float">
            <text:p><text:s/>4 314 490</text:p>
          </table:table-cell>
          <table:table-cell table:style-name="ce21" office:value-type="float" office:value="2734057" calcext:value-type="float">
            <text:p><text:s/>2 734 057</text:p>
          </table:table-cell>
          <table:table-cell table:style-name="ce21" office:value-type="float" office:value="1937874" calcext:value-type="float">
            <text:p><text:s/>1 937 874</text:p>
          </table:table-cell>
          <table:table-cell table:style-name="ce21" office:value-type="float" office:value="1069408" calcext:value-type="float">
            <text:p><text:s/>1 069 408</text:p>
          </table:table-cell>
          <table:table-cell table:style-name="ce21" office:value-type="float" office:value="2022435" calcext:value-type="float">
            <text:p><text:s/>2 022 435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Tecidos e artigos de armarinho</text:p>
          </table:table-cell>
          <table:table-cell table:style-name="ce21" office:value-type="float" office:value="3943517" calcext:value-type="float">
            <text:p><text:s/>3 943 517</text:p>
          </table:table-cell>
          <table:table-cell table:style-name="ce21" office:value-type="float" office:value="2838769" calcext:value-type="float">
            <text:p><text:s/>2 838 769</text:p>
          </table:table-cell>
          <table:table-cell table:style-name="ce21" office:value-type="float" office:value="398496" calcext:value-type="float">
            <text:p><text:s text:c="2"/>398 496</text:p>
          </table:table-cell>
          <table:table-cell table:style-name="ce21" office:value-type="float" office:value="219258" calcext:value-type="float">
            <text:p><text:s text:c="2"/>219 258</text:p>
          </table:table-cell>
          <table:table-cell table:style-name="ce21" office:value-type="float" office:value="233759" calcext:value-type="float">
            <text:p><text:s text:c="2"/>233 759</text:p>
          </table:table-cell>
          <table:table-cell table:style-name="ce21" office:value-type="float" office:value="91990" calcext:value-type="float">
            <text:p><text:s text:c="2"/>91 990</text:p>
          </table:table-cell>
          <table:table-cell table:style-name="ce21" office:value-type="float" office:value="161245" calcext:value-type="float">
            <text:p><text:s text:c="2"/>161 245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Artigos do vestuário e complementos</text:p>
          </table:table-cell>
          <table:table-cell table:style-name="ce21" office:value-type="float" office:value="25082371" calcext:value-type="float">
            <text:p><text:s/>25 082 371</text:p>
          </table:table-cell>
          <table:table-cell table:style-name="ce21" office:value-type="float" office:value="16105222" calcext:value-type="float">
            <text:p><text:s/>16 105 222</text:p>
          </table:table-cell>
          <table:table-cell table:style-name="ce21" office:value-type="float" office:value="3249177" calcext:value-type="float">
            <text:p><text:s/>3 249 177</text:p>
          </table:table-cell>
          <table:table-cell table:style-name="ce21" office:value-type="float" office:value="2045875" calcext:value-type="float">
            <text:p><text:s/>2 045 875</text:p>
          </table:table-cell>
          <table:table-cell table:style-name="ce21" office:value-type="float" office:value="1353265" calcext:value-type="float">
            <text:p><text:s/>1 353 265</text:p>
          </table:table-cell>
          <table:table-cell table:style-name="ce21" office:value-type="float" office:value="823699" calcext:value-type="float">
            <text:p><text:s text:c="2"/>823 699</text:p>
          </table:table-cell>
          <table:table-cell table:style-name="ce21" office:value-type="float" office:value="1505132" calcext:value-type="float">
            <text:p><text:s/>1 505 132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Calçados, artigos de couro e viagem</text:p>
          </table:table-cell>
          <table:table-cell table:style-name="ce21" office:value-type="float" office:value="6192478" calcext:value-type="float">
            <text:p><text:s/>6 192 478</text:p>
          </table:table-cell>
          <table:table-cell table:style-name="ce21" office:value-type="float" office:value="4196110" calcext:value-type="float">
            <text:p><text:s/>4 196 110</text:p>
          </table:table-cell>
          <table:table-cell table:style-name="ce21" office:value-type="float" office:value="666817" calcext:value-type="float">
            <text:p><text:s text:c="2"/>666 817</text:p>
          </table:table-cell>
          <table:table-cell table:style-name="ce21" office:value-type="float" office:value="468924" calcext:value-type="float">
            <text:p><text:s text:c="2"/>468 924</text:p>
          </table:table-cell>
          <table:table-cell table:style-name="ce21" office:value-type="float" office:value="350850" calcext:value-type="float">
            <text:p><text:s text:c="2"/>350 850</text:p>
          </table:table-cell>
          <table:table-cell table:style-name="ce21" office:value-type="float" office:value="153719" calcext:value-type="float">
            <text:p><text:s text:c="2"/>153 719</text:p>
          </table:table-cell>
          <table:table-cell table:style-name="ce21" office:value-type="float" office:value="356058" calcext:value-type="float">
            <text:p><text:s text:c="2"/>356 058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12">
          <table:table-cell table:style-name="ce34" office:value-type="string" calcext:value-type="string">
            <text:p><text:s text:c="4"/>Combustíveis e lubrificantes</text:p>
          </table:table-cell>
          <table:table-cell table:style-name="ce21" office:value-type="float" office:value="17946218" calcext:value-type="float">
            <text:p><text:s/>17 946 218</text:p>
          </table:table-cell>
          <table:table-cell table:style-name="ce21" office:value-type="float" office:value="11036176" calcext:value-type="float">
            <text:p><text:s/>11 036 176</text:p>
          </table:table-cell>
          <table:table-cell table:style-name="ce21" office:value-type="float" office:value="823900" calcext:value-type="float">
            <text:p><text:s text:c="2"/>823 900</text:p>
          </table:table-cell>
          <table:table-cell table:style-name="ce21" office:value-type="float" office:value="2928361" calcext:value-type="float">
            <text:p><text:s/>2 928 361</text:p>
          </table:table-cell>
          <table:table-cell table:style-name="ce21" office:value-type="float" office:value="906969" calcext:value-type="float">
            <text:p><text:s text:c="2"/>906 969</text:p>
          </table:table-cell>
          <table:table-cell table:style-name="ce21" office:value-type="float" office:value="491932" calcext:value-type="float">
            <text:p><text:s text:c="2"/>491 932</text:p>
          </table:table-cell>
          <table:table-cell table:style-name="ce21" office:value-type="float" office:value="1758880" calcext:value-type="float">
            <text:p><text:s/>1 758 880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12">
          <table:table-cell table:style-name="ce34" office:value-type="string" calcext:value-type="string">
            <text:p><text:s text:c="4"/>Comércio de outros produtos em lojas especiali-</text:p>
          </table:table-cell>
          <table:table-cell table:style-name="ce21"/>
          <table:table-cell table:style-name="ce19" table:number-columns-repeated="6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4" office:value-type="string" calcext:value-type="string">
            <text:p><text:s text:c="6"/>zadas</text:p>
          </table:table-cell>
          <table:table-cell table:style-name="ce21" office:value-type="float" office:value="130169180" calcext:value-type="float">
            <text:p><text:s/>130 169 180</text:p>
          </table:table-cell>
          <table:table-cell table:style-name="ce21" office:value-type="float" office:value="84954568" calcext:value-type="float">
            <text:p><text:s/>84 954 568</text:p>
          </table:table-cell>
          <table:table-cell table:style-name="ce21" office:value-type="float" office:value="14617670" calcext:value-type="float">
            <text:p><text:s/>14 617 670</text:p>
          </table:table-cell>
          <table:table-cell table:style-name="ce21" office:value-type="float" office:value="11787654" calcext:value-type="float">
            <text:p><text:s/>11 787 654</text:p>
          </table:table-cell>
          <table:table-cell table:style-name="ce21" office:value-type="float" office:value="7097105" calcext:value-type="float">
            <text:p><text:s/>7 097 105</text:p>
          </table:table-cell>
          <table:table-cell table:style-name="ce21" office:value-type="float" office:value="3845065" calcext:value-type="float">
            <text:p><text:s/>3 845 065</text:p>
          </table:table-cell>
          <table:table-cell table:style-name="ce21" office:value-type="float" office:value="7867121" calcext:value-type="float">
            <text:p><text:s/>7 867 121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Produtos farmacêuticos, perfumaria e cosméti- <text:s/></text:p>
          </table:table-cell>
          <table:table-cell table:style-name="ce21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3" office:value-type="string" calcext:value-type="string">
            <text:p><text:s text:c="10"/>cos e artigos médicos, ortopédicos e de óptica</text:p>
          </table:table-cell>
          <table:table-cell table:style-name="ce21" office:value-type="float" office:value="41744296" calcext:value-type="float">
            <text:p><text:s/>41 744 296</text:p>
          </table:table-cell>
          <table:table-cell table:style-name="ce21" office:value-type="float" office:value="27499841" calcext:value-type="float">
            <text:p><text:s/>27 499 841</text:p>
          </table:table-cell>
          <table:table-cell table:style-name="ce21" office:value-type="float" office:value="3285012" calcext:value-type="float">
            <text:p><text:s/>3 285 012</text:p>
          </table:table-cell>
          <table:table-cell table:style-name="ce21" office:value-type="float" office:value="4914364" calcext:value-type="float">
            <text:p><text:s/>4 914 364</text:p>
          </table:table-cell>
          <table:table-cell table:style-name="ce21" office:value-type="float" office:value="2258597" calcext:value-type="float">
            <text:p><text:s/>2 258 597</text:p>
          </table:table-cell>
          <table:table-cell table:style-name="ce21" office:value-type="float" office:value="1113532" calcext:value-type="float">
            <text:p><text:s/>1 113 532</text:p>
          </table:table-cell>
          <table:table-cell table:style-name="ce21" office:value-type="float" office:value="2672950" calcext:value-type="float">
            <text:p><text:s/>2 672 950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Eletrodomésticos, equipamentos de áudio e</text:p>
          </table:table-cell>
          <table:table-cell table:style-name="ce21"/>
          <table:table-cell table:style-name="ce19" table:number-columns-repeated="6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3" office:value-type="string" calcext:value-type="string">
            <text:p><text:s text:c="10"/>vídeo, instrumentos musicais e acessórios</text:p>
          </table:table-cell>
          <table:table-cell table:style-name="ce21" office:value-type="float" office:value="8243656" calcext:value-type="float">
            <text:p><text:s/>8 243 656</text:p>
          </table:table-cell>
          <table:table-cell table:style-name="ce21" office:value-type="float" office:value="5611561" calcext:value-type="float">
            <text:p><text:s/>5 611 561</text:p>
          </table:table-cell>
          <table:table-cell table:style-name="ce21" office:value-type="float" office:value="316205" calcext:value-type="float">
            <text:p><text:s text:c="2"/>316 205</text:p>
          </table:table-cell>
          <table:table-cell table:style-name="ce21" office:value-type="float" office:value="976433" calcext:value-type="float">
            <text:p><text:s text:c="2"/>976 433</text:p>
          </table:table-cell>
          <table:table-cell table:style-name="ce21" office:value-type="float" office:value="516468" calcext:value-type="float">
            <text:p><text:s text:c="2"/>516 468</text:p>
          </table:table-cell>
          <table:table-cell table:style-name="ce21" office:value-type="float" office:value="215158" calcext:value-type="float">
            <text:p><text:s text:c="2"/>215 158</text:p>
          </table:table-cell>
          <table:table-cell table:style-name="ce21" office:value-type="float" office:value="607831" calcext:value-type="float">
            <text:p><text:s text:c="2"/>607 831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Móveis, artigos de iluminação, peças e acessó-</text:p>
          </table:table-cell>
          <table:table-cell table:style-name="ce21"/>
          <table:table-cell table:style-name="ce19" table:number-columns-repeated="6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3" office:value-type="string" calcext:value-type="string">
            <text:p><text:s text:c="10"/>rios e outros artigos de uso doméstico</text:p>
          </table:table-cell>
          <table:table-cell table:style-name="ce21" office:value-type="float" office:value="12481327" calcext:value-type="float">
            <text:p><text:s/>12 481 327</text:p>
          </table:table-cell>
          <table:table-cell table:style-name="ce21" office:value-type="float" office:value="8357758" calcext:value-type="float">
            <text:p><text:s/>8 357 758</text:p>
          </table:table-cell>
          <table:table-cell table:style-name="ce21" office:value-type="float" office:value="1471413" calcext:value-type="float">
            <text:p><text:s/>1 471 413</text:p>
          </table:table-cell>
          <table:table-cell table:style-name="ce21" office:value-type="float" office:value="811880" calcext:value-type="float">
            <text:p><text:s text:c="2"/>811 880</text:p>
          </table:table-cell>
          <table:table-cell table:style-name="ce21" office:value-type="float" office:value="718421" calcext:value-type="float">
            <text:p><text:s text:c="2"/>718 421</text:p>
          </table:table-cell>
          <table:table-cell table:style-name="ce21" office:value-type="float" office:value="421032" calcext:value-type="float">
            <text:p><text:s text:c="2"/>421 032</text:p>
          </table:table-cell>
          <table:table-cell table:style-name="ce21" office:value-type="float" office:value="700823" calcext:value-type="float">
            <text:p><text:s text:c="2"/>700 823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Material de construção</text:p>
          </table:table-cell>
          <table:table-cell table:style-name="ce21" office:value-type="float" office:value="33685756" calcext:value-type="float">
            <text:p><text:s/>33 685 756</text:p>
          </table:table-cell>
          <table:table-cell table:style-name="ce21" office:value-type="float" office:value="22244170" calcext:value-type="float">
            <text:p><text:s/>22 244 170</text:p>
          </table:table-cell>
          <table:table-cell table:style-name="ce21" office:value-type="float" office:value="3662652" calcext:value-type="float">
            <text:p><text:s/>3 662 652</text:p>
          </table:table-cell>
          <table:table-cell table:style-name="ce21" office:value-type="float" office:value="2998032" calcext:value-type="float">
            <text:p><text:s/>2 998 032</text:p>
          </table:table-cell>
          <table:table-cell table:style-name="ce21" office:value-type="float" office:value="1877436" calcext:value-type="float">
            <text:p><text:s/>1 877 436</text:p>
          </table:table-cell>
          <table:table-cell table:style-name="ce21" office:value-type="float" office:value="1033670" calcext:value-type="float">
            <text:p><text:s/>1 033 670</text:p>
          </table:table-cell>
          <table:table-cell table:style-name="ce21" office:value-type="float" office:value="1869797" calcext:value-type="float">
            <text:p><text:s/>1 869 797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Equipamentos de informática e comunicação</text:p>
          </table:table-cell>
          <table:table-cell table:style-name="ce21" office:value-type="float" office:value="6315791" calcext:value-type="float">
            <text:p><text:s/>6 315 791</text:p>
          </table:table-cell>
          <table:table-cell table:style-name="ce21" office:value-type="float" office:value="3903156" calcext:value-type="float">
            <text:p><text:s/>3 903 156</text:p>
          </table:table-cell>
          <table:table-cell table:style-name="ce21" office:value-type="float" office:value="856381" calcext:value-type="float">
            <text:p><text:s text:c="2"/>856 381</text:p>
          </table:table-cell>
          <table:table-cell table:style-name="ce21" office:value-type="float" office:value="437642" calcext:value-type="float">
            <text:p><text:s text:c="2"/>437 642</text:p>
          </table:table-cell>
          <table:table-cell table:style-name="ce21" office:value-type="float" office:value="334367" calcext:value-type="float">
            <text:p><text:s text:c="2"/>334 367</text:p>
          </table:table-cell>
          <table:table-cell table:style-name="ce21" office:value-type="float" office:value="342718" calcext:value-type="float">
            <text:p><text:s text:c="2"/>342 718</text:p>
          </table:table-cell>
          <table:table-cell table:style-name="ce21" office:value-type="float" office:value="441527" calcext:value-type="float">
            <text:p><text:s text:c="2"/>441 527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Artigos culturais, recreativos e esportivos</text:p>
          </table:table-cell>
          <table:table-cell table:style-name="ce21" office:value-type="float" office:value="8022219" calcext:value-type="float">
            <text:p><text:s/>8 022 219</text:p>
          </table:table-cell>
          <table:table-cell table:style-name="ce21" office:value-type="float" office:value="4731833" calcext:value-type="float">
            <text:p><text:s/>4 731 833</text:p>
          </table:table-cell>
          <table:table-cell table:style-name="ce21" office:value-type="float" office:value="1721236" calcext:value-type="float">
            <text:p><text:s/>1 721 236</text:p>
          </table:table-cell>
          <table:table-cell table:style-name="ce21" office:value-type="float" office:value="511813" calcext:value-type="float">
            <text:p><text:s text:c="2"/>511 813</text:p>
          </table:table-cell>
          <table:table-cell table:style-name="ce21" office:value-type="float" office:value="392266" calcext:value-type="float">
            <text:p><text:s text:c="2"/>392 266</text:p>
          </table:table-cell>
          <table:table-cell table:style-name="ce21" office:value-type="float" office:value="188354" calcext:value-type="float">
            <text:p><text:s text:c="2"/>188 354</text:p>
          </table:table-cell>
          <table:table-cell table:style-name="ce21" office:value-type="float" office:value="476717" calcext:value-type="float">
            <text:p><text:s text:c="2"/>476 717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Gás liquefeito de petróleo (GLP)</text:p>
          </table:table-cell>
          <table:table-cell table:style-name="ce21" office:value-type="float" office:value="2131180" calcext:value-type="float">
            <text:p><text:s/>2 131 180</text:p>
          </table:table-cell>
          <table:table-cell table:style-name="ce21" office:value-type="float" office:value="1267144" calcext:value-type="float">
            <text:p><text:s/>1 267 144</text:p>
          </table:table-cell>
          <table:table-cell table:style-name="ce21" office:value-type="float" office:value="292925" calcext:value-type="float">
            <text:p><text:s text:c="2"/>292 925</text:p>
          </table:table-cell>
          <table:table-cell table:style-name="ce21" office:value-type="float" office:value="199871" calcext:value-type="float">
            <text:p><text:s text:c="2"/>199 871</text:p>
          </table:table-cell>
          <table:table-cell table:style-name="ce21" office:value-type="float" office:value="97672" calcext:value-type="float">
            <text:p><text:s text:c="2"/>97 672</text:p>
          </table:table-cell>
          <table:table-cell table:style-name="ce21" office:value-type="float" office:value="44660" calcext:value-type="float">
            <text:p><text:s text:c="2"/>44 660</text:p>
          </table:table-cell>
          <table:table-cell table:style-name="ce21" office:value-type="float" office:value="228909" calcext:value-type="float">
            <text:p><text:s text:c="2"/>228 909</text:p>
          </table:table-cell>
          <table:table-cell table:style-name="ce29" table:number-columns-repeated="6"/>
          <table:table-cell table:style-name="ce20"/>
          <table:table-cell table:style-name="ce29" table:number-columns-repeated="16369"/>
        </table:table-row>
        <table:table-row table:style-name="ro5">
          <table:table-cell table:style-name="ce33" office:value-type="string" calcext:value-type="string">
            <text:p><text:s text:c="8"/>Outros produtos novos (5)</text:p>
          </table:table-cell>
          <table:table-cell table:style-name="ce21" office:value-type="float" office:value="17544955" calcext:value-type="float">
            <text:p><text:s/>17 544 955</text:p>
          </table:table-cell>
          <table:table-cell table:style-name="ce21" office:value-type="float" office:value="11339105" calcext:value-type="float">
            <text:p><text:s/>11 339 105</text:p>
          </table:table-cell>
          <table:table-cell table:style-name="ce21" office:value-type="float" office:value="3011846" calcext:value-type="float">
            <text:p><text:s/>3 011 846</text:p>
          </table:table-cell>
          <table:table-cell table:style-name="ce21" office:value-type="float" office:value="937619" calcext:value-type="float">
            <text:p><text:s text:c="2"/>937 619</text:p>
          </table:table-cell>
          <table:table-cell table:style-name="ce21" office:value-type="float" office:value="901878" calcext:value-type="float">
            <text:p><text:s text:c="2"/>901 878</text:p>
          </table:table-cell>
          <table:table-cell table:style-name="ce21" office:value-type="float" office:value="485941" calcext:value-type="float">
            <text:p><text:s text:c="2"/>485 941</text:p>
          </table:table-cell>
          <table:table-cell table:style-name="ce21" office:value-type="float" office:value="868567" calcext:value-type="float">
            <text:p><text:s text:c="2"/>868 567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12">
          <table:table-cell table:style-name="ce34" office:value-type="string" calcext:value-type="string">
            <text:p><text:s text:c="4"/>Comércio de artigos usados</text:p>
          </table:table-cell>
          <table:table-cell table:style-name="ce21" office:value-type="float" office:value="212689" calcext:value-type="float">
            <text:p><text:s text:c="2"/>212 689</text:p>
          </table:table-cell>
          <table:table-cell table:style-name="ce21" office:value-type="float" office:value="147019" calcext:value-type="float">
            <text:p><text:s text:c="2"/>147 019</text:p>
          </table:table-cell>
          <table:table-cell table:style-name="ce21" office:value-type="float" office:value="35095" calcext:value-type="float">
            <text:p><text:s text:c="2"/>35 095</text:p>
          </table:table-cell>
          <table:table-cell table:style-name="ce21" office:value-type="float" office:value="5627" calcext:value-type="float">
            <text:p><text:s text:c="2"/>5 627</text:p>
          </table:table-cell>
          <table:table-cell table:style-name="ce21" office:value-type="float" office:value="11448" calcext:value-type="float">
            <text:p><text:s text:c="2"/>11 448</text:p>
          </table:table-cell>
          <table:table-cell table:style-name="ce21" office:value-type="float" office:value="6157" calcext:value-type="float">
            <text:p><text:s text:c="2"/>6 157</text:p>
          </table:table-cell>
          <table:table-cell table:style-name="ce21" office:value-type="float" office:value="7342" calcext:value-type="float">
            <text:p><text:s text:c="2"/>7 342</text:p>
          </table:table-cell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13">
          <table:table-cell table:style-name="ce35"/>
          <table:table-cell table:style-name="ce38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8">
          <table:table-cell table:style-name="ce29" office:value-type="string" calcext:value-type="string">
            <text:p>Fonte: IBGE, Diretoria de Pesquisas,Coordenação de Estatísticas Estruturais e Temáticas em Empresas, Pesquisa Anual de Comércio 2023.</text:p>
          </table:table-cell>
          <table:table-cell table:style-name="ce39" table:number-columns-repeated="7"/>
          <table:table-cell table:style-name="ce40" table:number-columns-repeated="6"/>
          <table:table-cell table:style-name="ce27"/>
          <table:table-cell table:style-name="ce40" table:number-columns-repeated="16369"/>
        </table:table-row>
        <table:table-row table:style-name="ro9">
          <table:table-cell table:style-name="ce36" office:value-type="string" calcext:value-type="string">
            <text:p>(1) Móveis de qualquer material para qualquer uso; <text:s/>artigos de colchoaria, <text:s/>tapeçaria, <text:s/>cutelaria e óptica; <text:s/>lustres, luminárias e abajures; <text:s/>artigos para habi-</text:p>
          </table:table-cell>
          <table:table-cell table:style-name="ce34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6" office:value-type="string" calcext:value-type="string">
            <text:p>tação (panelas, louças, escovas, etc.); produtos de limpeza e conservação domiciliar; <text:s/>brinquedos; <text:s/>artigos de tabacaria; filmes, discos, joias; rádios, televi-</text:p>
          </table:table-cell>
          <table:table-cell table:style-name="ce36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6" office:value-type="string" calcext:value-type="string">
            <text:p>sores, DVDs, etc. (2) Metais ferrosos e não ferrosos em forma primária; ouro e outros metais preciosos; sal-gema e sal marinho, etc. (3) Lojas com menos</text:p>
          </table:table-cell>
          <table:table-cell table:style-name="ce36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6" office:value-type="string" calcext:value-type="string">
            <text:p>de 300 m² variados em minimercados, mercearias, armazéns, empórios, etc. (4) Lojas de departamentos e variedades. <text:s/>(5) Artigos de joalheria, <text:s/>relojoaria,</text:p>
          </table:table-cell>
          <table:table-cell table:style-name="ce36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6" office:value-type="string" calcext:value-type="string">
            <text:p>metais preciosos; <text:s/>artigos de suvenires, <text:s/>de bijuterias e de artesanatos; <text:s/>objetos de arte; <text:s/>animais <text:s/>vivos; <text:s/>equipamentos para escritório; artigos para festas,</text:p>
          </table:table-cell>
          <table:table-cell table:style-name="ce36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7">
          <table:table-cell table:style-name="ce36" office:value-type="string" calcext:value-type="string">
            <text:p>funerários e eróticos, sex shop, etc.</text:p>
          </table:table-cell>
          <table:table-cell table:style-name="ce36" table:number-columns-repeated="7"/>
          <table:table-cell table:style-name="ce29" table:number-columns-repeated="6"/>
          <table:table-cell table:style-name="ce27"/>
          <table:table-cell table:style-name="ce29" table:number-columns-repeated="16369"/>
        </table:table-row>
        <table:table-row table:style-name="ro11" table:number-rows-repeated="7">
          <table:table-cell table:number-columns-repeated="14"/>
          <table:table-cell table:style-name="ce27"/>
          <table:table-cell table:number-columns-repeated="16369"/>
        </table:table-row>
        <table:table-row table:style-name="ro11" table:number-rows-repeated="1048526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45 Light" svg:font-family="'Univers 45 Light'" style:font-family-generic="swiss"/>
    <style:font-face style:name="Univers 45 Light1" svg:font-family="'Univers 45 Light'"/>
    <style:font-face style:name="Univers 55" svg:font-family="'Univers 55'" style:font-family-generic="swiss"/>
    <style:font-face style:name="Univers 551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0" number:min-decimal-places="0" number:min-integer-digits="0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fo:font-size="6pt" style:font-size-asian="6pt" style:font-name-complex="Arial" style:font-family-complex="Arial" style:font-family-generic-complex="swiss" style:font-size-complex="6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1.499cm" fo:margin-right="1.49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07B" style:display-name="PageStyle_TAB07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07A" style:display-name="PageStyle_TAB07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2-09-03T19:48:03</meta:creation-date>
    <meta:initial-creator>IBGE</meta:initial-creator>
    <dc:creator>1789587</dc:creator>
    <dc:date>2022-06-29T14:43:12</dc:date>
    <meta:generator>LibreOffice/25.2.4.3$Windows_X86_64 LibreOffice_project/33e196637044ead23f5c3226cde09b47731f7e27</meta:generator>
    <meta:document-statistic meta:table-count="2" meta:cell-count="452" meta:object-count="6"/>
    <meta:user-defined meta:name="AppVersion">16.0300</meta:user-defined>
    <meta:user-defined meta:name="Company">IBGE</meta:user-defined>
    <meta:user-defined meta:name="Generator">NPOI</meta:user-defined>
    <meta:user-defined meta:name="Generator Version">2.5.3</meta:user-defined>
  </office:meta>
</office:document-meta>
</file>